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7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26456" table:style-name="ce57">
            <text:p>9,026,456</text:p>
          </table:table-cell>
          <table:table-cell office:value-type="float" office:value="23190064" table:style-name="ce58">
            <text:p>23,190,064</text:p>
          </table:table-cell>
          <table:table-cell office:value-type="float" office:value="11475027" table:style-name="ce58">
            <text:p>11,475,027</text:p>
          </table:table-cell>
          <table:table-cell office:value-type="float" office:value="11715037" table:style-name="ce59">
            <text:p>11,715,037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5748" table:style-name="ce57">
            <text:p>1,625,748</text:p>
          </table:table-cell>
          <table:table-cell office:value-type="float" office:value="3974683" table:style-name="ce62">
            <text:p>3,974,683</text:p>
          </table:table-cell>
          <table:table-cell office:value-type="float" office:value="1938808" table:style-name="ce62">
            <text:p>1,938,808</text:p>
          </table:table-cell>
          <table:table-cell office:value-type="float" office:value="2035875" table:style-name="ce59">
            <text:p>2,035,87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42073" table:style-name="ce57">
            <text:p>1,042,073</text:p>
          </table:table-cell>
          <table:table-cell office:value-type="float" office:value="2462482" table:style-name="ce62">
            <text:p>2,462,482</text:p>
          </table:table-cell>
          <table:table-cell office:value-type="float" office:value="1171248" table:style-name="ce62">
            <text:p>1,171,248</text:p>
          </table:table-cell>
          <table:table-cell office:value-type="float" office:value="1291234" table:style-name="ce59">
            <text:p>1,291,23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68802" table:style-name="ce57">
            <text:p>868,802</text:p>
          </table:table-cell>
          <table:table-cell office:value-type="float" office:value="2266824" table:style-name="ce62">
            <text:p>2,266,824</text:p>
          </table:table-cell>
          <table:table-cell office:value-type="float" office:value="1120734" table:style-name="ce62">
            <text:p>1,120,734</text:p>
          </table:table-cell>
          <table:table-cell office:value-type="float" office:value="1146090" table:style-name="ce59">
            <text:p>1,146,09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24237" table:style-name="ce57">
            <text:p>1,024,237</text:p>
          </table:table-cell>
          <table:table-cell office:value-type="float" office:value="2800981" table:style-name="ce62">
            <text:p>2,800,981</text:p>
          </table:table-cell>
          <table:table-cell office:value-type="float" office:value="1373004" table:style-name="ce62">
            <text:p>1,373,004</text:p>
          </table:table-cell>
          <table:table-cell office:value-type="float" office:value="1427977" table:style-name="ce59">
            <text:p>1,427,97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2475" table:style-name="ce57">
            <text:p>712,475</text:p>
          </table:table-cell>
          <table:table-cell office:value-type="float" office:value="1850735" table:style-name="ce62">
            <text:p>1,850,735</text:p>
          </table:table-cell>
          <table:table-cell office:value-type="float" office:value="920758" table:style-name="ce62">
            <text:p>920,758</text:p>
          </table:table-cell>
          <table:table-cell office:value-type="float" office:value="929977" table:style-name="ce59">
            <text:p>929,977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30744" table:style-name="ce57">
            <text:p>1,130,744</text:p>
          </table:table-cell>
          <table:table-cell office:value-type="float" office:value="2722904" table:style-name="ce61">
            <text:p>2,722,904</text:p>
          </table:table-cell>
          <table:table-cell office:value-type="float" office:value="1340547" table:style-name="ce62">
            <text:p>1,340,547</text:p>
          </table:table-cell>
          <table:table-cell office:value-type="float" office:value="1382357" table:style-name="ce59">
            <text:p>1,382,357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76042" table:style-name="ce57">
            <text:p>2,576,042</text:p>
          </table:table-cell>
          <table:table-cell office:value-type="float" office:value="6957337" table:style-name="ce61">
            <text:p>6,957,337</text:p>
          </table:table-cell>
          <table:table-cell office:value-type="float" office:value="3532293" table:style-name="ce62">
            <text:p>3,532,293</text:p>
          </table:table-cell>
          <table:table-cell office:value-type="float" office:value="3425044" table:style-name="ce59">
            <text:p>3,425,044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4946" table:style-name="ce36">
            <text:p>174,946</text:p>
          </table:table-cell>
          <table:table-cell office:value-type="float" office:value="448971" table:style-name="ce37">
            <text:p>448,971</text:p>
          </table:table-cell>
          <table:table-cell office:value-type="float" office:value="225845" table:style-name="ce37">
            <text:p>225,845</text:p>
          </table:table-cell>
          <table:table-cell office:value-type="float" office:value="223126" table:style-name="ce37">
            <text:p>223,12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2814" table:style-name="ce36">
            <text:p>212,814</text:p>
          </table:table-cell>
          <table:table-cell office:value-type="float" office:value="577026" table:style-name="ce37">
            <text:p>577,026</text:p>
          </table:table-cell>
          <table:table-cell office:value-type="float" office:value="294351" table:style-name="ce37">
            <text:p>294,351</text:p>
          </table:table-cell>
          <table:table-cell office:value-type="float" office:value="282675" table:style-name="ce37">
            <text:p>282,67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6105" table:style-name="ce36">
            <text:p>196,105</text:p>
          </table:table-cell>
          <table:table-cell office:value-type="float" office:value="535221" table:style-name="ce37">
            <text:p>535,221</text:p>
          </table:table-cell>
          <table:table-cell office:value-type="float" office:value="275761" table:style-name="ce37">
            <text:p>275,761</text:p>
          </table:table-cell>
          <table:table-cell office:value-type="float" office:value="259460" table:style-name="ce37">
            <text:p>259,46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400867" table:style-name="ce36">
            <text:p>400,867</text:p>
          </table:table-cell>
          <table:table-cell office:value-type="float" office:value="1246924" table:style-name="ce37">
            <text:p>1,246,924</text:p>
          </table:table-cell>
          <table:table-cell office:value-type="float" office:value="632588" table:style-name="ce37">
            <text:p>632,588</text:p>
          </table:table-cell>
          <table:table-cell office:value-type="float" office:value="614336" table:style-name="ce37">
            <text:p>614,33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672" table:style-name="ce36">
            <text:p>179,672</text:p>
          </table:table-cell>
          <table:table-cell office:value-type="float" office:value="480890" table:style-name="ce37">
            <text:p>480,890</text:p>
          </table:table-cell>
          <table:table-cell office:value-type="float" office:value="245402" table:style-name="ce37">
            <text:p>245,402</text:p>
          </table:table-cell>
          <table:table-cell office:value-type="float" office:value="235488" table:style-name="ce37">
            <text:p>235,488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940" table:style-name="ce36">
            <text:p>244,940</text:p>
          </table:table-cell>
          <table:table-cell office:value-type="float" office:value="665750" table:style-name="ce37">
            <text:p>665,750</text:p>
          </table:table-cell>
          <table:table-cell office:value-type="float" office:value="343844" table:style-name="ce37">
            <text:p>343,844</text:p>
          </table:table-cell>
          <table:table-cell office:value-type="float" office:value="321906" table:style-name="ce37">
            <text:p>321,9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209" table:style-name="ce36">
            <text:p>185,209</text:p>
          </table:table-cell>
          <table:table-cell office:value-type="float" office:value="489814" table:style-name="ce37">
            <text:p>489,814</text:p>
          </table:table-cell>
          <table:table-cell office:value-type="float" office:value="253868" table:style-name="ce37">
            <text:p>253,868</text:p>
          </table:table-cell>
          <table:table-cell office:value-type="float" office:value="235946" table:style-name="ce37">
            <text:p>235,9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4203" table:style-name="ce36">
            <text:p>294,203</text:p>
          </table:table-cell>
          <table:table-cell office:value-type="float" office:value="800138" table:style-name="ce37">
            <text:p>800,138</text:p>
          </table:table-cell>
          <table:table-cell office:value-type="float" office:value="406917" table:style-name="ce37">
            <text:p>406,917</text:p>
          </table:table-cell>
          <table:table-cell office:value-type="float" office:value="393221" table:style-name="ce37">
            <text:p>393,2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150" table:style-name="ce36">
            <text:p>84,150</text:p>
          </table:table-cell>
          <table:table-cell office:value-type="float" office:value="212891" table:style-name="ce55">
            <text:p>212,891</text:p>
          </table:table-cell>
          <table:table-cell office:value-type="float" office:value="109038" table:style-name="ce37">
            <text:p>109,038</text:p>
          </table:table-cell>
          <table:table-cell office:value-type="float" office:value="103853" table:style-name="ce37">
            <text:p>103,8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866" table:style-name="ce36">
            <text:p>127,866</text:p>
          </table:table-cell>
          <table:table-cell office:value-type="float" office:value="319095" table:style-name="ce37">
            <text:p>319,095</text:p>
          </table:table-cell>
          <table:table-cell office:value-type="float" office:value="161102" table:style-name="ce37">
            <text:p>161,102</text:p>
          </table:table-cell>
          <table:table-cell office:value-type="float" office:value="157993" table:style-name="ce37">
            <text:p>157,9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182" table:style-name="ce36">
            <text:p>42,182</text:p>
          </table:table-cell>
          <table:table-cell office:value-type="float" office:value="106221" table:style-name="ce37">
            <text:p>106,221</text:p>
          </table:table-cell>
          <table:table-cell office:value-type="float" office:value="54564" table:style-name="ce37">
            <text:p>54,564</text:p>
          </table:table-cell>
          <table:table-cell office:value-type="float" office:value="51657" table:style-name="ce37">
            <text:p>51,6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6364" table:style-name="ce36">
            <text:p>156,364</text:p>
          </table:table-cell>
          <table:table-cell office:value-type="float" office:value="361082" table:style-name="ce37">
            <text:p>361,082</text:p>
          </table:table-cell>
          <table:table-cell office:value-type="float" office:value="179974" table:style-name="ce37">
            <text:p>179,974</text:p>
          </table:table-cell>
          <table:table-cell office:value-type="float" office:value="181108" table:style-name="ce37">
            <text:p>181,1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4816" table:style-name="ce36">
            <text:p>174,816</text:p>
          </table:table-cell>
          <table:table-cell office:value-type="float" office:value="450655" table:style-name="ce37">
            <text:p>450,655</text:p>
          </table:table-cell>
          <table:table-cell office:value-type="float" office:value="222472" table:style-name="ce37">
            <text:p>222,472</text:p>
          </table:table-cell>
          <table:table-cell office:value-type="float" office:value="228183" table:style-name="ce37">
            <text:p>228,1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908" table:style-name="ce36">
            <text:p>101,908</text:p>
          </table:table-cell>
          <table:table-cell office:value-type="float" office:value="262659" table:style-name="ce37">
            <text:p>262,659</text:p>
          </table:table-cell>
          <table:table-cell office:value-type="float" office:value="126567" table:style-name="ce37">
            <text:p>126,567</text:p>
          </table:table-cell>
          <table:table-cell office:value-type="float" office:value="136092" table:style-name="ce37">
            <text:p>136,09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335" table:style-name="ce57">
            <text:p>46,335</text:p>
          </table:table-cell>
          <table:table-cell office:value-type="float" office:value="154118" table:style-name="ce61">
            <text:p>154,118</text:p>
          </table:table-cell>
          <table:table-cell office:value-type="float" office:value="77635" table:style-name="ce61">
            <text:p>77,635</text:p>
          </table:table-cell>
          <table:table-cell office:value-type="float" office:value="76483" table:style-name="ce61">
            <text:p>76,4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734" table:style-name="ce36">
            <text:p>42,734</text:p>
          </table:table-cell>
          <table:table-cell office:value-type="float" office:value="140229" table:style-name="ce37">
            <text:p>140,229</text:p>
          </table:table-cell>
          <table:table-cell office:value-type="float" office:value="69585" table:style-name="ce37">
            <text:p>69,585</text:p>
          </table:table-cell>
          <table:table-cell office:value-type="float" office:value="70644" table:style-name="ce37">
            <text:p>70,64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601" table:style-name="ce38">
            <text:p>3,601</text:p>
          </table:table-cell>
          <table:table-cell office:value-type="float" office:value="13889" table:style-name="ce39">
            <text:p>13,889</text:p>
          </table:table-cell>
          <table:table-cell office:value-type="float" office:value="8050" table:style-name="ce39">
            <text:p>8,050</text:p>
          </table:table-cell>
          <table:table-cell office:value-type="float" office:value="5839" table:style-name="ce39">
            <text:p>5,839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5748" table:style-name="ce82">
            <text:p>1,625,748</text:p>
          </table:table-cell>
          <table:table-cell office:value-type="float" office:value="3974683" table:style-name="ce79">
            <text:p>3,974,683</text:p>
          </table:table-cell>
          <table:table-cell office:value-type="float" office:value="1938808" table:style-name="ce79">
            <text:p>1,938,808</text:p>
          </table:table-cell>
          <table:table-cell office:value-type="float" office:value="2035875" table:style-name="ce83">
            <text:p>2,035,8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9920" table:style-name="ce9">
            <text:p>219,920</text:p>
          </table:table-cell>
          <table:table-cell office:value-type="float" office:value="547817" table:style-name="ce11">
            <text:p>547,817</text:p>
          </table:table-cell>
          <table:table-cell office:value-type="float" office:value="265966" table:style-name="ce11">
            <text:p>265,966</text:p>
          </table:table-cell>
          <table:table-cell office:value-type="float" office:value="281851" table:style-name="ce23">
            <text:p>281,8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6461" table:style-name="ce9">
            <text:p>156,461</text:p>
          </table:table-cell>
          <table:table-cell office:value-type="float" office:value="378723" table:style-name="ce11">
            <text:p>378,723</text:p>
          </table:table-cell>
          <table:table-cell office:value-type="float" office:value="185560" table:style-name="ce11">
            <text:p>185,560</text:p>
          </table:table-cell>
          <table:table-cell office:value-type="float" office:value="193163" table:style-name="ce23">
            <text:p>193,1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842" table:style-name="ce9">
            <text:p>169,842</text:p>
          </table:table-cell>
          <table:table-cell office:value-type="float" office:value="401059" table:style-name="ce11">
            <text:p>401,059</text:p>
          </table:table-cell>
          <table:table-cell office:value-type="float" office:value="193474" table:style-name="ce11">
            <text:p>193,474</text:p>
          </table:table-cell>
          <table:table-cell office:value-type="float" office:value="207585" table:style-name="ce23">
            <text:p>207,5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0655" table:style-name="ce9">
            <text:p>90,655</text:p>
          </table:table-cell>
          <table:table-cell office:value-type="float" office:value="210836" table:style-name="ce11">
            <text:p>210,836</text:p>
          </table:table-cell>
          <table:table-cell office:value-type="float" office:value="99803" table:style-name="ce11">
            <text:p>99,803</text:p>
          </table:table-cell>
          <table:table-cell office:value-type="float" office:value="111033" table:style-name="ce23">
            <text:p>111,0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3295" table:style-name="ce9">
            <text:p>163,295</text:p>
          </table:table-cell>
          <table:table-cell office:value-type="float" office:value="418443" table:style-name="ce11">
            <text:p>418,443</text:p>
          </table:table-cell>
          <table:table-cell office:value-type="float" office:value="203468" table:style-name="ce11">
            <text:p>203,468</text:p>
          </table:table-cell>
          <table:table-cell office:value-type="float" office:value="214975" table:style-name="ce23">
            <text:p>214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541" table:style-name="ce9">
            <text:p>130,541</text:p>
          </table:table-cell>
          <table:table-cell office:value-type="float" office:value="295565" table:style-name="ce11">
            <text:p>295,565</text:p>
          </table:table-cell>
          <table:table-cell office:value-type="float" office:value="141745" table:style-name="ce11">
            <text:p>141,745</text:p>
          </table:table-cell>
          <table:table-cell office:value-type="float" office:value="153820" table:style-name="ce23">
            <text:p>153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664" table:style-name="ce9">
            <text:p>67,664</text:p>
          </table:table-cell>
          <table:table-cell office:value-type="float" office:value="179791" table:style-name="ce11">
            <text:p>179,791</text:p>
          </table:table-cell>
          <table:table-cell office:value-type="float" office:value="89455" table:style-name="ce11">
            <text:p>89,455</text:p>
          </table:table-cell>
          <table:table-cell office:value-type="float" office:value="90336" table:style-name="ce23">
            <text:p>90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3053" table:style-name="ce9">
            <text:p>33,053</text:p>
          </table:table-cell>
          <table:table-cell office:value-type="float" office:value="88053" table:style-name="ce11">
            <text:p>88,053</text:p>
          </table:table-cell>
          <table:table-cell office:value-type="float" office:value="44099" table:style-name="ce11">
            <text:p>44,099</text:p>
          </table:table-cell>
          <table:table-cell office:value-type="float" office:value="43954" table:style-name="ce23">
            <text:p>43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846" table:style-name="ce9">
            <text:p>44,846</text:p>
          </table:table-cell>
          <table:table-cell office:value-type="float" office:value="115097" table:style-name="ce11">
            <text:p>115,097</text:p>
          </table:table-cell>
          <table:table-cell office:value-type="float" office:value="57477" table:style-name="ce11">
            <text:p>57,477</text:p>
          </table:table-cell>
          <table:table-cell office:value-type="float" office:value="57620" table:style-name="ce23">
            <text:p>57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5794" table:style-name="ce9">
            <text:p>85,794</text:p>
          </table:table-cell>
          <table:table-cell office:value-type="float" office:value="184923" table:style-name="ce11">
            <text:p>184,923</text:p>
          </table:table-cell>
          <table:table-cell office:value-type="float" office:value="88413" table:style-name="ce11">
            <text:p>88,413</text:p>
          </table:table-cell>
          <table:table-cell office:value-type="float" office:value="96510" table:style-name="ce23">
            <text:p>96,5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534" table:style-name="ce9">
            <text:p>92,534</text:p>
          </table:table-cell>
          <table:table-cell office:value-type="float" office:value="204671" table:style-name="ce11">
            <text:p>204,671</text:p>
          </table:table-cell>
          <table:table-cell office:value-type="float" office:value="99529" table:style-name="ce11">
            <text:p>99,529</text:p>
          </table:table-cell>
          <table:table-cell office:value-type="float" office:value="105142" table:style-name="ce23">
            <text:p>105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00" table:style-name="ce9">
            <text:p>16,000</text:p>
          </table:table-cell>
          <table:table-cell office:value-type="float" office:value="37914" table:style-name="ce11">
            <text:p>37,914</text:p>
          </table:table-cell>
          <table:table-cell office:value-type="float" office:value="19087" table:style-name="ce11">
            <text:p>19,087</text:p>
          </table:table-cell>
          <table:table-cell office:value-type="float" office:value="18827" table:style-name="ce23">
            <text:p>18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1415" table:style-name="ce9">
            <text:p>91,415</text:p>
          </table:table-cell>
          <table:table-cell office:value-type="float" office:value="236403" table:style-name="ce11">
            <text:p>236,403</text:p>
          </table:table-cell>
          <table:table-cell office:value-type="float" office:value="115996" table:style-name="ce11">
            <text:p>115,996</text:p>
          </table:table-cell>
          <table:table-cell office:value-type="float" office:value="120407" table:style-name="ce23">
            <text:p>120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173" table:style-name="ce9">
            <text:p>74,173</text:p>
          </table:table-cell>
          <table:table-cell office:value-type="float" office:value="199722" table:style-name="ce11">
            <text:p>199,722</text:p>
          </table:table-cell>
          <table:table-cell office:value-type="float" office:value="97672" table:style-name="ce11">
            <text:p>97,672</text:p>
          </table:table-cell>
          <table:table-cell office:value-type="float" office:value="102050" table:style-name="ce23">
            <text:p>102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6167" table:style-name="ce9">
            <text:p>36,167</text:p>
          </table:table-cell>
          <table:table-cell office:value-type="float" office:value="90699" table:style-name="ce11">
            <text:p>90,699</text:p>
          </table:table-cell>
          <table:table-cell office:value-type="float" office:value="45364" table:style-name="ce11">
            <text:p>45,364</text:p>
          </table:table-cell>
          <table:table-cell office:value-type="float" office:value="45335" table:style-name="ce23">
            <text:p>45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37" table:style-name="ce9">
            <text:p>29,037</text:p>
          </table:table-cell>
          <table:table-cell office:value-type="float" office:value="76722" table:style-name="ce11">
            <text:p>76,722</text:p>
          </table:table-cell>
          <table:table-cell office:value-type="float" office:value="37837" table:style-name="ce11">
            <text:p>37,837</text:p>
          </table:table-cell>
          <table:table-cell office:value-type="float" office:value="38885" table:style-name="ce23">
            <text:p>38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1449" table:style-name="ce9">
            <text:p>51,449</text:p>
          </table:table-cell>
          <table:table-cell office:value-type="float" office:value="125394" table:style-name="ce11">
            <text:p>125,394</text:p>
          </table:table-cell>
          <table:table-cell office:value-type="float" office:value="60859" table:style-name="ce11">
            <text:p>60,859</text:p>
          </table:table-cell>
          <table:table-cell office:value-type="float" office:value="64535" table:style-name="ce23">
            <text:p>64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22" table:style-name="ce9">
            <text:p>9,822</text:p>
          </table:table-cell>
          <table:table-cell office:value-type="float" office:value="23420" table:style-name="ce11">
            <text:p>23,420</text:p>
          </table:table-cell>
          <table:table-cell office:value-type="float" office:value="11712" table:style-name="ce11">
            <text:p>11,712</text:p>
          </table:table-cell>
          <table:table-cell office:value-type="float" office:value="11708" table:style-name="ce23">
            <text:p>11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5" table:style-name="ce9">
            <text:p>3,365</text:p>
          </table:table-cell>
          <table:table-cell office:value-type="float" office:value="7332" table:style-name="ce11">
            <text:p>7,332</text:p>
          </table:table-cell>
          <table:table-cell office:value-type="float" office:value="4002" table:style-name="ce11">
            <text:p>4,002</text:p>
          </table:table-cell>
          <table:table-cell office:value-type="float" office:value="3330" table:style-name="ce23">
            <text:p>3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5" table:style-name="ce9">
            <text:p>2,565</text:p>
          </table:table-cell>
          <table:table-cell office:value-type="float" office:value="6575" table:style-name="ce11">
            <text:p>6,575</text:p>
          </table:table-cell>
          <table:table-cell office:value-type="float" office:value="3558" table:style-name="ce11">
            <text:p>3,558</text:p>
          </table:table-cell>
          <table:table-cell office:value-type="float" office:value="3017" table:style-name="ce23">
            <text:p>3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13" table:style-name="ce9">
            <text:p>9,613</text:p>
          </table:table-cell>
          <table:table-cell office:value-type="float" office:value="22159" table:style-name="ce11">
            <text:p>22,159</text:p>
          </table:table-cell>
          <table:table-cell office:value-type="float" office:value="11382" table:style-name="ce11">
            <text:p>11,382</text:p>
          </table:table-cell>
          <table:table-cell office:value-type="float" office:value="10777" table:style-name="ce23">
            <text:p>10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20" table:style-name="ce9">
            <text:p>4,220</text:p>
          </table:table-cell>
          <table:table-cell office:value-type="float" office:value="11019" table:style-name="ce11">
            <text:p>11,019</text:p>
          </table:table-cell>
          <table:table-cell office:value-type="float" office:value="5739" table:style-name="ce11">
            <text:p>5,739</text:p>
          </table:table-cell>
          <table:table-cell office:value-type="float" office:value="5280" table:style-name="ce23">
            <text:p>5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493" table:style-name="ce9">
            <text:p>16,493</text:p>
          </table:table-cell>
          <table:table-cell office:value-type="float" office:value="40417" table:style-name="ce11">
            <text:p>40,417</text:p>
          </table:table-cell>
          <table:table-cell office:value-type="float" office:value="20141" table:style-name="ce11">
            <text:p>20,141</text:p>
          </table:table-cell>
          <table:table-cell office:value-type="float" office:value="20276" table:style-name="ce23">
            <text:p>20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9" table:style-name="ce9">
            <text:p>2,209</text:p>
          </table:table-cell>
          <table:table-cell office:value-type="float" office:value="4315" table:style-name="ce11">
            <text:p>4,315</text:p>
          </table:table-cell>
          <table:table-cell office:value-type="float" office:value="2416" table:style-name="ce11">
            <text:p>2,416</text:p>
          </table:table-cell>
          <table:table-cell office:value-type="float" office:value="1899" table:style-name="ce23">
            <text:p>1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43" table:style-name="ce9">
            <text:p>3,643</text:p>
          </table:table-cell>
          <table:table-cell office:value-type="float" office:value="8176" table:style-name="ce11">
            <text:p>8,176</text:p>
          </table:table-cell>
          <table:table-cell office:value-type="float" office:value="4442" table:style-name="ce11">
            <text:p>4,442</text:p>
          </table:table-cell>
          <table:table-cell office:value-type="float" office:value="3734" table:style-name="ce23">
            <text:p>3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296" table:style-name="ce9">
            <text:p>4,296</text:p>
          </table:table-cell>
          <table:table-cell office:value-type="float" office:value="11351" table:style-name="ce11">
            <text:p>11,351</text:p>
          </table:table-cell>
          <table:table-cell office:value-type="float" office:value="5797" table:style-name="ce11">
            <text:p>5,797</text:p>
          </table:table-cell>
          <table:table-cell office:value-type="float" office:value="5554" table:style-name="ce23">
            <text:p>5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63" table:style-name="ce9">
            <text:p>7,263</text:p>
          </table:table-cell>
          <table:table-cell office:value-type="float" office:value="20660" table:style-name="ce11">
            <text:p>20,660</text:p>
          </table:table-cell>
          <table:table-cell office:value-type="float" office:value="10192" table:style-name="ce11">
            <text:p>10,192</text:p>
          </table:table-cell>
          <table:table-cell office:value-type="float" office:value="10468" table:style-name="ce23">
            <text:p>10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05" table:style-name="ce9">
            <text:p>7,505</text:p>
          </table:table-cell>
          <table:table-cell office:value-type="float" office:value="21128" table:style-name="ce11">
            <text:p>21,128</text:p>
          </table:table-cell>
          <table:table-cell office:value-type="float" office:value="10543" table:style-name="ce11">
            <text:p>10,543</text:p>
          </table:table-cell>
          <table:table-cell office:value-type="float" office:value="10585" table:style-name="ce23">
            <text:p>10,58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8" table:style-name="ce16">
            <text:p>1,908</text:p>
          </table:table-cell>
          <table:table-cell office:value-type="float" office:value="6299" table:style-name="ce18">
            <text:p>6,299</text:p>
          </table:table-cell>
          <table:table-cell office:value-type="float" office:value="3080" table:style-name="ce18">
            <text:p>3,080</text:p>
          </table:table-cell>
          <table:table-cell office:value-type="float" office:value="3219" table:style-name="ce19">
            <text:p>3,219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42073" table:style-name="ce71">
            <text:p>1,042,073</text:p>
          </table:table-cell>
          <table:table-cell office:value-type="float" office:value="2462482" table:style-name="ce79">
            <text:p>2,462,482</text:p>
          </table:table-cell>
          <table:table-cell office:value-type="float" office:value="1171248" table:style-name="ce79">
            <text:p>1,171,248</text:p>
          </table:table-cell>
          <table:table-cell office:value-type="float" office:value="1291234" table:style-name="ce73">
            <text:p>1,291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8842" table:style-name="ce52">
            <text:p>78,842</text:p>
          </table:table-cell>
          <table:table-cell office:value-type="float" office:value="187940" table:style-name="ce11">
            <text:p>187,940</text:p>
          </table:table-cell>
          <table:table-cell office:value-type="float" office:value="87842" table:style-name="ce11">
            <text:p>87,842</text:p>
          </table:table-cell>
          <table:table-cell office:value-type="float" office:value="100098" table:style-name="ce10">
            <text:p>100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6893" table:style-name="ce52">
            <text:p>86,893</text:p>
          </table:table-cell>
          <table:table-cell office:value-type="float" office:value="201694" table:style-name="ce11">
            <text:p>201,694</text:p>
          </table:table-cell>
          <table:table-cell office:value-type="float" office:value="95830" table:style-name="ce11">
            <text:p>95,830</text:p>
          </table:table-cell>
          <table:table-cell office:value-type="float" office:value="105864" table:style-name="ce10">
            <text:p>105,8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6938" table:style-name="ce52">
            <text:p>116,938</text:p>
          </table:table-cell>
          <table:table-cell office:value-type="float" office:value="280696" table:style-name="ce11">
            <text:p>280,696</text:p>
          </table:table-cell>
          <table:table-cell office:value-type="float" office:value="130784" table:style-name="ce11">
            <text:p>130,784</text:p>
          </table:table-cell>
          <table:table-cell office:value-type="float" office:value="149912" table:style-name="ce10">
            <text:p>149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8341" table:style-name="ce52">
            <text:p>98,341</text:p>
          </table:table-cell>
          <table:table-cell office:value-type="float" office:value="210000" table:style-name="ce11">
            <text:p>210,000</text:p>
          </table:table-cell>
          <table:table-cell office:value-type="float" office:value="97132" table:style-name="ce11">
            <text:p>97,132</text:p>
          </table:table-cell>
          <table:table-cell office:value-type="float" office:value="112868" table:style-name="ce10">
            <text:p>112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273" table:style-name="ce52">
            <text:p>64,273</text:p>
          </table:table-cell>
          <table:table-cell office:value-type="float" office:value="146901" table:style-name="ce11">
            <text:p>146,901</text:p>
          </table:table-cell>
          <table:table-cell office:value-type="float" office:value="69812" table:style-name="ce11">
            <text:p>69,812</text:p>
          </table:table-cell>
          <table:table-cell office:value-type="float" office:value="77089" table:style-name="ce10">
            <text:p>77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800" table:style-name="ce52">
            <text:p>51,800</text:p>
          </table:table-cell>
          <table:table-cell office:value-type="float" office:value="118164" table:style-name="ce11">
            <text:p>118,164</text:p>
          </table:table-cell>
          <table:table-cell office:value-type="float" office:value="57082" table:style-name="ce11">
            <text:p>57,082</text:p>
          </table:table-cell>
          <table:table-cell office:value-type="float" office:value="61082" table:style-name="ce10">
            <text:p>61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057" table:style-name="ce52">
            <text:p>78,057</text:p>
          </table:table-cell>
          <table:table-cell office:value-type="float" office:value="172832" table:style-name="ce11">
            <text:p>172,832</text:p>
          </table:table-cell>
          <table:table-cell office:value-type="float" office:value="84341" table:style-name="ce11">
            <text:p>84,341</text:p>
          </table:table-cell>
          <table:table-cell office:value-type="float" office:value="88491" table:style-name="ce10">
            <text:p>88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6509" table:style-name="ce52">
            <text:p>106,509</text:p>
          </table:table-cell>
          <table:table-cell office:value-type="float" office:value="256288" table:style-name="ce11">
            <text:p>256,288</text:p>
          </table:table-cell>
          <table:table-cell office:value-type="float" office:value="122327" table:style-name="ce11">
            <text:p>122,327</text:p>
          </table:table-cell>
          <table:table-cell office:value-type="float" office:value="133961" table:style-name="ce10">
            <text:p>133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589" table:style-name="ce52">
            <text:p>47,589</text:p>
          </table:table-cell>
          <table:table-cell office:value-type="float" office:value="113650" table:style-name="ce11">
            <text:p>113,650</text:p>
          </table:table-cell>
          <table:table-cell office:value-type="float" office:value="55254" table:style-name="ce11">
            <text:p>55,254</text:p>
          </table:table-cell>
          <table:table-cell office:value-type="float" office:value="58396" table:style-name="ce10">
            <text:p>58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353" table:style-name="ce52">
            <text:p>109,353</text:p>
          </table:table-cell>
          <table:table-cell office:value-type="float" office:value="271495" table:style-name="ce11">
            <text:p>271,495</text:p>
          </table:table-cell>
          <table:table-cell office:value-type="float" office:value="129092" table:style-name="ce11">
            <text:p>129,092</text:p>
          </table:table-cell>
          <table:table-cell office:value-type="float" office:value="142403" table:style-name="ce10">
            <text:p>142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176" table:style-name="ce52">
            <text:p>106,176</text:p>
          </table:table-cell>
          <table:table-cell office:value-type="float" office:value="263032" table:style-name="ce11">
            <text:p>263,032</text:p>
          </table:table-cell>
          <table:table-cell office:value-type="float" office:value="126787" table:style-name="ce11">
            <text:p>126,787</text:p>
          </table:table-cell>
          <table:table-cell office:value-type="float" office:value="136245" table:style-name="ce10">
            <text:p>136,24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302" table:style-name="ce53">
            <text:p>97,302</text:p>
          </table:table-cell>
          <table:table-cell office:value-type="float" office:value="239790" table:style-name="ce18">
            <text:p>239,790</text:p>
          </table:table-cell>
          <table:table-cell office:value-type="float" office:value="114965" table:style-name="ce18">
            <text:p>114,965</text:p>
          </table:table-cell>
          <table:table-cell office:value-type="float" office:value="124825" table:style-name="ce17">
            <text:p>124,82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68802" table:style-name="ce71">
            <text:p>868,802</text:p>
          </table:table-cell>
          <table:table-cell office:value-type="float" office:value="2266824" table:style-name="ce79">
            <text:p>2,266,824</text:p>
          </table:table-cell>
          <table:table-cell office:value-type="float" office:value="1120734" table:style-name="ce79">
            <text:p>1,120,734</text:p>
          </table:table-cell>
          <table:table-cell office:value-type="float" office:value="1146090" table:style-name="ce83">
            <text:p>1,146,09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3458" table:style-name="ce52">
            <text:p>183,458</text:p>
          </table:table-cell>
          <table:table-cell office:value-type="float" office:value="458458" table:style-name="ce11">
            <text:p>458,458</text:p>
          </table:table-cell>
          <table:table-cell office:value-type="float" office:value="220893" table:style-name="ce11">
            <text:p>220,893</text:p>
          </table:table-cell>
          <table:table-cell office:value-type="float" office:value="237565" table:style-name="ce23">
            <text:p>237,56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5206" table:style-name="ce52">
            <text:p>165,206</text:p>
          </table:table-cell>
          <table:table-cell office:value-type="float" office:value="420793" table:style-name="ce11">
            <text:p>420,793</text:p>
          </table:table-cell>
          <table:table-cell office:value-type="float" office:value="205782" table:style-name="ce11">
            <text:p>205,782</text:p>
          </table:table-cell>
          <table:table-cell office:value-type="float" office:value="215011" table:style-name="ce23">
            <text:p>215,0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560" table:style-name="ce52">
            <text:p>34,560</text:p>
          </table:table-cell>
          <table:table-cell office:value-type="float" office:value="94173" table:style-name="ce11">
            <text:p>94,173</text:p>
          </table:table-cell>
          <table:table-cell office:value-type="float" office:value="47808" table:style-name="ce11">
            <text:p>47,808</text:p>
          </table:table-cell>
          <table:table-cell office:value-type="float" office:value="46365" table:style-name="ce23">
            <text:p>46,36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5011" table:style-name="ce52">
            <text:p>65,011</text:p>
          </table:table-cell>
          <table:table-cell office:value-type="float" office:value="176694" table:style-name="ce11">
            <text:p>176,694</text:p>
          </table:table-cell>
          <table:table-cell office:value-type="float" office:value="88389" table:style-name="ce11">
            <text:p>88,389</text:p>
          </table:table-cell>
          <table:table-cell office:value-type="float" office:value="88305" table:style-name="ce23">
            <text:p>88,30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2003" table:style-name="ce52">
            <text:p>62,003</text:p>
          </table:table-cell>
          <table:table-cell office:value-type="float" office:value="166124" table:style-name="ce11">
            <text:p>166,124</text:p>
          </table:table-cell>
          <table:table-cell office:value-type="float" office:value="82138" table:style-name="ce11">
            <text:p>82,138</text:p>
          </table:table-cell>
          <table:table-cell office:value-type="float" office:value="83986" table:style-name="ce23">
            <text:p>83,98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928" table:style-name="ce52">
            <text:p>32,928</text:p>
          </table:table-cell>
          <table:table-cell office:value-type="float" office:value="86775" table:style-name="ce11">
            <text:p>86,775</text:p>
          </table:table-cell>
          <table:table-cell office:value-type="float" office:value="43989" table:style-name="ce11">
            <text:p>43,989</text:p>
          </table:table-cell>
          <table:table-cell office:value-type="float" office:value="42786" table:style-name="ce23">
            <text:p>42,78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70729" table:style-name="ce52">
            <text:p>70,729</text:p>
          </table:table-cell>
          <table:table-cell office:value-type="float" office:value="169384" table:style-name="ce11">
            <text:p>169,384</text:p>
          </table:table-cell>
          <table:table-cell office:value-type="float" office:value="83971" table:style-name="ce11">
            <text:p>83,971</text:p>
          </table:table-cell>
          <table:table-cell office:value-type="float" office:value="85413" table:style-name="ce23">
            <text:p>85,41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8557" table:style-name="ce52">
            <text:p>78,557</text:p>
          </table:table-cell>
          <table:table-cell office:value-type="float" office:value="209134" table:style-name="ce11">
            <text:p>209,134</text:p>
          </table:table-cell>
          <table:table-cell office:value-type="float" office:value="103695" table:style-name="ce11">
            <text:p>103,695</text:p>
          </table:table-cell>
          <table:table-cell office:value-type="float" office:value="105439" table:style-name="ce23">
            <text:p>105,43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5386" table:style-name="ce52">
            <text:p>45,386</text:p>
          </table:table-cell>
          <table:table-cell office:value-type="float" office:value="124457" table:style-name="ce11">
            <text:p>124,457</text:p>
          </table:table-cell>
          <table:table-cell office:value-type="float" office:value="61898" table:style-name="ce11">
            <text:p>61,898</text:p>
          </table:table-cell>
          <table:table-cell office:value-type="float" office:value="62559" table:style-name="ce23">
            <text:p>62,55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766" table:style-name="ce52">
            <text:p>82,766</text:p>
          </table:table-cell>
          <table:table-cell office:value-type="float" office:value="227099" table:style-name="ce11">
            <text:p>227,099</text:p>
          </table:table-cell>
          <table:table-cell office:value-type="float" office:value="112228" table:style-name="ce11">
            <text:p>112,228</text:p>
          </table:table-cell>
          <table:table-cell office:value-type="float" office:value="114871" table:style-name="ce23">
            <text:p>114,87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675" table:style-name="ce52">
            <text:p>17,675</text:p>
          </table:table-cell>
          <table:table-cell office:value-type="float" office:value="49045" table:style-name="ce11">
            <text:p>49,045</text:p>
          </table:table-cell>
          <table:table-cell office:value-type="float" office:value="25978" table:style-name="ce11">
            <text:p>25,978</text:p>
          </table:table-cell>
          <table:table-cell office:value-type="float" office:value="23067" table:style-name="ce23">
            <text:p>23,06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6581" table:style-name="ce52">
            <text:p>26,581</text:p>
          </table:table-cell>
          <table:table-cell office:value-type="float" office:value="71790" table:style-name="ce11">
            <text:p>71,790</text:p>
          </table:table-cell>
          <table:table-cell office:value-type="float" office:value="37112" table:style-name="ce11">
            <text:p>37,112</text:p>
          </table:table-cell>
          <table:table-cell office:value-type="float" office:value="34678" table:style-name="ce23">
            <text:p>34,678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42" table:style-name="ce53">
            <text:p>3,942</text:p>
          </table:table-cell>
          <table:table-cell office:value-type="float" office:value="12898" table:style-name="ce18">
            <text:p>12,898</text:p>
          </table:table-cell>
          <table:table-cell office:value-type="float" office:value="6853" table:style-name="ce18">
            <text:p>6,853</text:p>
          </table:table-cell>
          <table:table-cell office:value-type="float" office:value="6045" table:style-name="ce19">
            <text:p>6,04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7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24237" table:style-name="ce71">
            <text:p>1,024,237</text:p>
          </table:table-cell>
          <table:table-cell office:value-type="float" office:value="2800981" table:style-name="ce79">
            <text:p>2,800,981</text:p>
          </table:table-cell>
          <table:table-cell office:value-type="float" office:value="1373004" table:style-name="ce79">
            <text:p>1,373,004</text:p>
          </table:table-cell>
          <table:table-cell office:value-type="float" office:value="1427977" table:style-name="ce73">
            <text:p>1,427,97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08" table:style-name="ce52">
            <text:p>7,908</text:p>
          </table:table-cell>
          <table:table-cell office:value-type="float" office:value="17434" table:style-name="ce11">
            <text:p>17,434</text:p>
          </table:table-cell>
          <table:table-cell office:value-type="float" office:value="8617" table:style-name="ce11">
            <text:p>8,617</text:p>
          </table:table-cell>
          <table:table-cell office:value-type="float" office:value="8817" table:style-name="ce10">
            <text:p>8,81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404" table:style-name="ce52">
            <text:p>29,404</text:p>
          </table:table-cell>
          <table:table-cell office:value-type="float" office:value="75156" table:style-name="ce11">
            <text:p>75,156</text:p>
          </table:table-cell>
          <table:table-cell office:value-type="float" office:value="37100" table:style-name="ce11">
            <text:p>37,100</text:p>
          </table:table-cell>
          <table:table-cell office:value-type="float" office:value="38056" table:style-name="ce10">
            <text:p>38,05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623" table:style-name="ce52">
            <text:p>50,623</text:p>
          </table:table-cell>
          <table:table-cell office:value-type="float" office:value="124902" table:style-name="ce11">
            <text:p>124,902</text:p>
          </table:table-cell>
          <table:table-cell office:value-type="float" office:value="59660" table:style-name="ce11">
            <text:p>59,660</text:p>
          </table:table-cell>
          <table:table-cell office:value-type="float" office:value="65242" table:style-name="ce10">
            <text:p>65,24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189" table:style-name="ce52">
            <text:p>46,189</text:p>
          </table:table-cell>
          <table:table-cell office:value-type="float" office:value="111659" table:style-name="ce11">
            <text:p>111,659</text:p>
          </table:table-cell>
          <table:table-cell office:value-type="float" office:value="52794" table:style-name="ce11">
            <text:p>52,794</text:p>
          </table:table-cell>
          <table:table-cell office:value-type="float" office:value="58865" table:style-name="ce10">
            <text:p>58,8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667" table:style-name="ce52">
            <text:p>60,667</text:p>
          </table:table-cell>
          <table:table-cell office:value-type="float" office:value="142232" table:style-name="ce11">
            <text:p>142,232</text:p>
          </table:table-cell>
          <table:table-cell office:value-type="float" office:value="67619" table:style-name="ce11">
            <text:p>67,619</text:p>
          </table:table-cell>
          <table:table-cell office:value-type="float" office:value="74613" table:style-name="ce10">
            <text:p>74,61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717" table:style-name="ce52">
            <text:p>91,717</text:p>
          </table:table-cell>
          <table:table-cell office:value-type="float" office:value="229792" table:style-name="ce11">
            <text:p>229,792</text:p>
          </table:table-cell>
          <table:table-cell office:value-type="float" office:value="109731" table:style-name="ce11">
            <text:p>109,731</text:p>
          </table:table-cell>
          <table:table-cell office:value-type="float" office:value="120061" table:style-name="ce10">
            <text:p>120,06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580" table:style-name="ce52">
            <text:p>68,580</text:p>
          </table:table-cell>
          <table:table-cell office:value-type="float" office:value="176100" table:style-name="ce11">
            <text:p>176,100</text:p>
          </table:table-cell>
          <table:table-cell office:value-type="float" office:value="83849" table:style-name="ce11">
            <text:p>83,849</text:p>
          </table:table-cell>
          <table:table-cell office:value-type="float" office:value="92251" table:style-name="ce10">
            <text:p>92,25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3012" table:style-name="ce52">
            <text:p>113,012</text:p>
          </table:table-cell>
          <table:table-cell office:value-type="float" office:value="291540" table:style-name="ce11">
            <text:p>291,540</text:p>
          </table:table-cell>
          <table:table-cell office:value-type="float" office:value="138786" table:style-name="ce11">
            <text:p>138,786</text:p>
          </table:table-cell>
          <table:table-cell office:value-type="float" office:value="152754" table:style-name="ce10">
            <text:p>152,75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471" table:style-name="ce52">
            <text:p>55,471</text:p>
          </table:table-cell>
          <table:table-cell office:value-type="float" office:value="163166" table:style-name="ce11">
            <text:p>163,166</text:p>
          </table:table-cell>
          <table:table-cell office:value-type="float" office:value="80201" table:style-name="ce11">
            <text:p>80,201</text:p>
          </table:table-cell>
          <table:table-cell office:value-type="float" office:value="82965" table:style-name="ce10">
            <text:p>82,9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99" table:style-name="ce52">
            <text:p>17,499</text:p>
          </table:table-cell>
          <table:table-cell office:value-type="float" office:value="47867" table:style-name="ce11">
            <text:p>47,867</text:p>
          </table:table-cell>
          <table:table-cell office:value-type="float" office:value="24457" table:style-name="ce11">
            <text:p>24,457</text:p>
          </table:table-cell>
          <table:table-cell office:value-type="float" office:value="23410" table:style-name="ce10">
            <text:p>23,41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189" table:style-name="ce52">
            <text:p>24,189</text:p>
          </table:table-cell>
          <table:table-cell office:value-type="float" office:value="74832" table:style-name="ce11">
            <text:p>74,832</text:p>
          </table:table-cell>
          <table:table-cell office:value-type="float" office:value="37458" table:style-name="ce11">
            <text:p>37,458</text:p>
          </table:table-cell>
          <table:table-cell office:value-type="float" office:value="37374" table:style-name="ce10">
            <text:p>37,3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702" table:style-name="ce52">
            <text:p>30,702</text:p>
          </table:table-cell>
          <table:table-cell office:value-type="float" office:value="88614" table:style-name="ce11">
            <text:p>88,614</text:p>
          </table:table-cell>
          <table:table-cell office:value-type="float" office:value="45151" table:style-name="ce11">
            <text:p>45,151</text:p>
          </table:table-cell>
          <table:table-cell office:value-type="float" office:value="43463" table:style-name="ce10">
            <text:p>43,4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473" table:style-name="ce52">
            <text:p>32,473</text:p>
          </table:table-cell>
          <table:table-cell office:value-type="float" office:value="96436" table:style-name="ce11">
            <text:p>96,436</text:p>
          </table:table-cell>
          <table:table-cell office:value-type="float" office:value="48448" table:style-name="ce11">
            <text:p>48,448</text:p>
          </table:table-cell>
          <table:table-cell office:value-type="float" office:value="47988" table:style-name="ce10">
            <text:p>47,9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733" table:style-name="ce52">
            <text:p>19,733</text:p>
          </table:table-cell>
          <table:table-cell office:value-type="float" office:value="59509" table:style-name="ce11">
            <text:p>59,509</text:p>
          </table:table-cell>
          <table:table-cell office:value-type="float" office:value="29821" table:style-name="ce11">
            <text:p>29,821</text:p>
          </table:table-cell>
          <table:table-cell office:value-type="float" office:value="29688" table:style-name="ce10">
            <text:p>29,6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7064" table:style-name="ce52">
            <text:p>17,064</text:p>
          </table:table-cell>
          <table:table-cell office:value-type="float" office:value="53650" table:style-name="ce11">
            <text:p>53,650</text:p>
          </table:table-cell>
          <table:table-cell office:value-type="float" office:value="27077" table:style-name="ce11">
            <text:p>27,077</text:p>
          </table:table-cell>
          <table:table-cell office:value-type="float" office:value="26573" table:style-name="ce10">
            <text:p>26,5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380" table:style-name="ce52">
            <text:p>20,380</text:p>
          </table:table-cell>
          <table:table-cell office:value-type="float" office:value="64410" table:style-name="ce11">
            <text:p>64,410</text:p>
          </table:table-cell>
          <table:table-cell office:value-type="float" office:value="32807" table:style-name="ce11">
            <text:p>32,807</text:p>
          </table:table-cell>
          <table:table-cell office:value-type="float" office:value="31603" table:style-name="ce10">
            <text:p>31,6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183" table:style-name="ce52">
            <text:p>38,183</text:p>
          </table:table-cell>
          <table:table-cell office:value-type="float" office:value="108600" table:style-name="ce11">
            <text:p>108,600</text:p>
          </table:table-cell>
          <table:table-cell office:value-type="float" office:value="53396" table:style-name="ce11">
            <text:p>53,396</text:p>
          </table:table-cell>
          <table:table-cell office:value-type="float" office:value="55204" table:style-name="ce10">
            <text:p>55,2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1062" table:style-name="ce52">
            <text:p>31,062</text:p>
          </table:table-cell>
          <table:table-cell office:value-type="float" office:value="95141" table:style-name="ce11">
            <text:p>95,141</text:p>
          </table:table-cell>
          <table:table-cell office:value-type="float" office:value="47243" table:style-name="ce11">
            <text:p>47,243</text:p>
          </table:table-cell>
          <table:table-cell office:value-type="float" office:value="47898" table:style-name="ce10">
            <text:p>47,8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814" table:style-name="ce52">
            <text:p>7,814</text:p>
          </table:table-cell>
          <table:table-cell office:value-type="float" office:value="23380" table:style-name="ce11">
            <text:p>23,380</text:p>
          </table:table-cell>
          <table:table-cell office:value-type="float" office:value="12072" table:style-name="ce11">
            <text:p>12,072</text:p>
          </table:table-cell>
          <table:table-cell office:value-type="float" office:value="11308" table:style-name="ce10">
            <text:p>11,3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37" table:style-name="ce52">
            <text:p>4,937</text:p>
          </table:table-cell>
          <table:table-cell office:value-type="float" office:value="14256" table:style-name="ce11">
            <text:p>14,256</text:p>
          </table:table-cell>
          <table:table-cell office:value-type="float" office:value="7350" table:style-name="ce11">
            <text:p>7,350</text:p>
          </table:table-cell>
          <table:table-cell office:value-type="float" office:value="6906" table:style-name="ce10">
            <text:p>6,9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94" table:style-name="ce52">
            <text:p>9,994</text:p>
          </table:table-cell>
          <table:table-cell office:value-type="float" office:value="31292" table:style-name="ce11">
            <text:p>31,292</text:p>
          </table:table-cell>
          <table:table-cell office:value-type="float" office:value="15937" table:style-name="ce11">
            <text:p>15,937</text:p>
          </table:table-cell>
          <table:table-cell office:value-type="float" office:value="15355" table:style-name="ce10">
            <text:p>15,3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9" table:style-name="ce52">
            <text:p>5,639</text:p>
          </table:table-cell>
          <table:table-cell office:value-type="float" office:value="18270" table:style-name="ce11">
            <text:p>18,270</text:p>
          </table:table-cell>
          <table:table-cell office:value-type="float" office:value="9647" table:style-name="ce11">
            <text:p>9,647</text:p>
          </table:table-cell>
          <table:table-cell office:value-type="float" office:value="8623" table:style-name="ce10">
            <text:p>8,6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865" table:style-name="ce52">
            <text:p>27,865</text:p>
          </table:table-cell>
          <table:table-cell office:value-type="float" office:value="77428" table:style-name="ce11">
            <text:p>77,428</text:p>
          </table:table-cell>
          <table:table-cell office:value-type="float" office:value="38632" table:style-name="ce11">
            <text:p>38,632</text:p>
          </table:table-cell>
          <table:table-cell office:value-type="float" office:value="38796" table:style-name="ce10">
            <text:p>38,7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744" table:style-name="ce52">
            <text:p>18,744</text:p>
          </table:table-cell>
          <table:table-cell office:value-type="float" office:value="56093" table:style-name="ce11">
            <text:p>56,093</text:p>
          </table:table-cell>
          <table:table-cell office:value-type="float" office:value="28528" table:style-name="ce11">
            <text:p>28,528</text:p>
          </table:table-cell>
          <table:table-cell office:value-type="float" office:value="27565" table:style-name="ce10">
            <text:p>27,5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847" table:style-name="ce52">
            <text:p>24,847</text:p>
          </table:table-cell>
          <table:table-cell office:value-type="float" office:value="77611" table:style-name="ce11">
            <text:p>77,611</text:p>
          </table:table-cell>
          <table:table-cell office:value-type="float" office:value="38924" table:style-name="ce11">
            <text:p>38,924</text:p>
          </table:table-cell>
          <table:table-cell office:value-type="float" office:value="38687" table:style-name="ce10">
            <text:p>38,68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151" table:style-name="ce52">
            <text:p>21,151</text:p>
          </table:table-cell>
          <table:table-cell office:value-type="float" office:value="64135" table:style-name="ce11">
            <text:p>64,135</text:p>
          </table:table-cell>
          <table:table-cell office:value-type="float" office:value="32402" table:style-name="ce11">
            <text:p>32,402</text:p>
          </table:table-cell>
          <table:table-cell office:value-type="float" office:value="31733" table:style-name="ce10">
            <text:p>31,7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731" table:style-name="ce52">
            <text:p>69,731</text:p>
          </table:table-cell>
          <table:table-cell office:value-type="float" office:value="195253" table:style-name="ce11">
            <text:p>195,253</text:p>
          </table:table-cell>
          <table:table-cell office:value-type="float" office:value="96281" table:style-name="ce11">
            <text:p>96,281</text:p>
          </table:table-cell>
          <table:table-cell office:value-type="float" office:value="98972" table:style-name="ce10">
            <text:p>98,9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961" table:style-name="ce52">
            <text:p>73,961</text:p>
          </table:table-cell>
          <table:table-cell office:value-type="float" office:value="211273" table:style-name="ce11">
            <text:p>211,273</text:p>
          </table:table-cell>
          <table:table-cell office:value-type="float" office:value="103171" table:style-name="ce11">
            <text:p>103,171</text:p>
          </table:table-cell>
          <table:table-cell office:value-type="float" office:value="108102" table:style-name="ce10">
            <text:p>108,10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98" table:style-name="ce53">
            <text:p>4,698</text:p>
          </table:table-cell>
          <table:table-cell office:value-type="float" office:value="10950" table:style-name="ce18">
            <text:p>10,950</text:p>
          </table:table-cell>
          <table:table-cell office:value-type="float" office:value="5845" table:style-name="ce18">
            <text:p>5,845</text:p>
          </table:table-cell>
          <table:table-cell office:value-type="float" office:value="5105" table:style-name="ce17">
            <text:p>5,105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2475" table:style-name="ce71">
            <text:p>712,475</text:p>
          </table:table-cell>
          <table:table-cell office:value-type="float" office:value="1850735" table:style-name="ce79">
            <text:p>1,850,735</text:p>
          </table:table-cell>
          <table:table-cell office:value-type="float" office:value="920758" table:style-name="ce79">
            <text:p>920,758</text:p>
          </table:table-cell>
          <table:table-cell office:value-type="float" office:value="929977" table:style-name="ce73">
            <text:p>929,9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720" table:style-name="ce52">
            <text:p>29,720</text:p>
          </table:table-cell>
          <table:table-cell office:value-type="float" office:value="74925" table:style-name="ce11">
            <text:p>74,925</text:p>
          </table:table-cell>
          <table:table-cell office:value-type="float" office:value="36909" table:style-name="ce11">
            <text:p>36,909</text:p>
          </table:table-cell>
          <table:table-cell office:value-type="float" office:value="38016" table:style-name="ce10">
            <text:p>38,0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96" table:style-name="ce52">
            <text:p>10,196</text:p>
          </table:table-cell>
          <table:table-cell office:value-type="float" office:value="24530" table:style-name="ce11">
            <text:p>24,530</text:p>
          </table:table-cell>
          <table:table-cell office:value-type="float" office:value="12764" table:style-name="ce11">
            <text:p>12,764</text:p>
          </table:table-cell>
          <table:table-cell office:value-type="float" office:value="11766" table:style-name="ce10">
            <text:p>11,7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29" table:style-name="ce52">
            <text:p>10,629</text:p>
          </table:table-cell>
          <table:table-cell office:value-type="float" office:value="26399" table:style-name="ce11">
            <text:p>26,399</text:p>
          </table:table-cell>
          <table:table-cell office:value-type="float" office:value="13761" table:style-name="ce11">
            <text:p>13,761</text:p>
          </table:table-cell>
          <table:table-cell office:value-type="float" office:value="12638" table:style-name="ce10">
            <text:p>12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23" table:style-name="ce52">
            <text:p>8,023</text:p>
          </table:table-cell>
          <table:table-cell office:value-type="float" office:value="20486" table:style-name="ce11">
            <text:p>20,486</text:p>
          </table:table-cell>
          <table:table-cell office:value-type="float" office:value="10663" table:style-name="ce11">
            <text:p>10,663</text:p>
          </table:table-cell>
          <table:table-cell office:value-type="float" office:value="9823" table:style-name="ce10">
            <text:p>9,8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30" table:style-name="ce52">
            <text:p>8,730</text:p>
          </table:table-cell>
          <table:table-cell office:value-type="float" office:value="22036" table:style-name="ce11">
            <text:p>22,036</text:p>
          </table:table-cell>
          <table:table-cell office:value-type="float" office:value="11378" table:style-name="ce11">
            <text:p>11,378</text:p>
          </table:table-cell>
          <table:table-cell office:value-type="float" office:value="10658" table:style-name="ce10">
            <text:p>10,6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29" table:style-name="ce52">
            <text:p>8,129</text:p>
          </table:table-cell>
          <table:table-cell office:value-type="float" office:value="19505" table:style-name="ce11">
            <text:p>19,505</text:p>
          </table:table-cell>
          <table:table-cell office:value-type="float" office:value="10424" table:style-name="ce11">
            <text:p>10,424</text:p>
          </table:table-cell>
          <table:table-cell office:value-type="float" office:value="9081" table:style-name="ce10">
            <text:p>9,0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88" table:style-name="ce52">
            <text:p>16,188</text:p>
          </table:table-cell>
          <table:table-cell office:value-type="float" office:value="43002" table:style-name="ce11">
            <text:p>43,002</text:p>
          </table:table-cell>
          <table:table-cell office:value-type="float" office:value="21787" table:style-name="ce11">
            <text:p>21,787</text:p>
          </table:table-cell>
          <table:table-cell office:value-type="float" office:value="21215" table:style-name="ce10">
            <text:p>21,2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48" table:style-name="ce52">
            <text:p>9,348</text:p>
          </table:table-cell>
          <table:table-cell office:value-type="float" office:value="22756" table:style-name="ce11">
            <text:p>22,756</text:p>
          </table:table-cell>
          <table:table-cell office:value-type="float" office:value="11789" table:style-name="ce11">
            <text:p>11,789</text:p>
          </table:table-cell>
          <table:table-cell office:value-type="float" office:value="10967" table:style-name="ce10">
            <text:p>10,9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59" table:style-name="ce52">
            <text:p>8,059</text:p>
          </table:table-cell>
          <table:table-cell office:value-type="float" office:value="21358" table:style-name="ce11">
            <text:p>21,358</text:p>
          </table:table-cell>
          <table:table-cell office:value-type="float" office:value="11060" table:style-name="ce11">
            <text:p>11,060</text:p>
          </table:table-cell>
          <table:table-cell office:value-type="float" office:value="10298" table:style-name="ce10">
            <text:p>10,2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60" table:style-name="ce52">
            <text:p>8,160</text:p>
          </table:table-cell>
          <table:table-cell office:value-type="float" office:value="20907" table:style-name="ce11">
            <text:p>20,907</text:p>
          </table:table-cell>
          <table:table-cell office:value-type="float" office:value="10647" table:style-name="ce11">
            <text:p>10,647</text:p>
          </table:table-cell>
          <table:table-cell office:value-type="float" office:value="10260" table:style-name="ce10">
            <text:p>10,2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68" table:style-name="ce52">
            <text:p>3,668</text:p>
          </table:table-cell>
          <table:table-cell office:value-type="float" office:value="8908" table:style-name="ce11">
            <text:p>8,908</text:p>
          </table:table-cell>
          <table:table-cell office:value-type="float" office:value="4802" table:style-name="ce11">
            <text:p>4,802</text:p>
          </table:table-cell>
          <table:table-cell office:value-type="float" office:value="4106" table:style-name="ce10">
            <text:p>4,1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531" table:style-name="ce52">
            <text:p>21,531</text:p>
          </table:table-cell>
          <table:table-cell office:value-type="float" office:value="58128" table:style-name="ce11">
            <text:p>58,128</text:p>
          </table:table-cell>
          <table:table-cell office:value-type="float" office:value="28692" table:style-name="ce11">
            <text:p>28,692</text:p>
          </table:table-cell>
          <table:table-cell office:value-type="float" office:value="29436" table:style-name="ce10">
            <text:p>29,4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810" table:style-name="ce52">
            <text:p>9,810</text:p>
          </table:table-cell>
          <table:table-cell office:value-type="float" office:value="24783" table:style-name="ce11">
            <text:p>24,783</text:p>
          </table:table-cell>
          <table:table-cell office:value-type="float" office:value="12703" table:style-name="ce11">
            <text:p>12,703</text:p>
          </table:table-cell>
          <table:table-cell office:value-type="float" office:value="12080" table:style-name="ce10">
            <text:p>12,0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759" table:style-name="ce52">
            <text:p>8,759</text:p>
          </table:table-cell>
          <table:table-cell office:value-type="float" office:value="24646" table:style-name="ce11">
            <text:p>24,646</text:p>
          </table:table-cell>
          <table:table-cell office:value-type="float" office:value="12428" table:style-name="ce11">
            <text:p>12,428</text:p>
          </table:table-cell>
          <table:table-cell office:value-type="float" office:value="12218" table:style-name="ce10">
            <text:p>12,2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06" table:style-name="ce52">
            <text:p>7,906</text:p>
          </table:table-cell>
          <table:table-cell office:value-type="float" office:value="21527" table:style-name="ce11">
            <text:p>21,527</text:p>
          </table:table-cell>
          <table:table-cell office:value-type="float" office:value="11115" table:style-name="ce11">
            <text:p>11,115</text:p>
          </table:table-cell>
          <table:table-cell office:value-type="float" office:value="10412" table:style-name="ce10">
            <text:p>10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26" table:style-name="ce52">
            <text:p>7,126</text:p>
          </table:table-cell>
          <table:table-cell office:value-type="float" office:value="18732" table:style-name="ce11">
            <text:p>18,732</text:p>
          </table:table-cell>
          <table:table-cell office:value-type="float" office:value="9550" table:style-name="ce11">
            <text:p>9,550</text:p>
          </table:table-cell>
          <table:table-cell office:value-type="float" office:value="9182" table:style-name="ce10">
            <text:p>9,1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67" table:style-name="ce52">
            <text:p>4,067</text:p>
          </table:table-cell>
          <table:table-cell office:value-type="float" office:value="10262" table:style-name="ce11">
            <text:p>10,262</text:p>
          </table:table-cell>
          <table:table-cell office:value-type="float" office:value="5160" table:style-name="ce11">
            <text:p>5,160</text:p>
          </table:table-cell>
          <table:table-cell office:value-type="float" office:value="5102" table:style-name="ce10">
            <text:p>5,1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929" table:style-name="ce52">
            <text:p>14,929</text:p>
          </table:table-cell>
          <table:table-cell office:value-type="float" office:value="42494" table:style-name="ce11">
            <text:p>42,494</text:p>
          </table:table-cell>
          <table:table-cell office:value-type="float" office:value="21562" table:style-name="ce11">
            <text:p>21,562</text:p>
          </table:table-cell>
          <table:table-cell office:value-type="float" office:value="20932" table:style-name="ce10">
            <text:p>20,9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983" table:style-name="ce52">
            <text:p>19,983</text:p>
          </table:table-cell>
          <table:table-cell office:value-type="float" office:value="51563" table:style-name="ce11">
            <text:p>51,563</text:p>
          </table:table-cell>
          <table:table-cell office:value-type="float" office:value="25923" table:style-name="ce11">
            <text:p>25,923</text:p>
          </table:table-cell>
          <table:table-cell office:value-type="float" office:value="25640" table:style-name="ce10">
            <text:p>25,6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50" table:style-name="ce52">
            <text:p>13,550</text:p>
          </table:table-cell>
          <table:table-cell office:value-type="float" office:value="37421" table:style-name="ce11">
            <text:p>37,421</text:p>
          </table:table-cell>
          <table:table-cell office:value-type="float" office:value="18812" table:style-name="ce11">
            <text:p>18,812</text:p>
          </table:table-cell>
          <table:table-cell office:value-type="float" office:value="18609" table:style-name="ce10">
            <text:p>18,6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641" table:style-name="ce52">
            <text:p>10,641</text:p>
          </table:table-cell>
          <table:table-cell office:value-type="float" office:value="29985" table:style-name="ce11">
            <text:p>29,985</text:p>
          </table:table-cell>
          <table:table-cell office:value-type="float" office:value="15400" table:style-name="ce11">
            <text:p>15,400</text:p>
          </table:table-cell>
          <table:table-cell office:value-type="float" office:value="14585" table:style-name="ce10">
            <text:p>14,5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33" table:style-name="ce52">
            <text:p>2,733</text:p>
          </table:table-cell>
          <table:table-cell office:value-type="float" office:value="7002" table:style-name="ce11">
            <text:p>7,002</text:p>
          </table:table-cell>
          <table:table-cell office:value-type="float" office:value="3692" table:style-name="ce11">
            <text:p>3,692</text:p>
          </table:table-cell>
          <table:table-cell office:value-type="float" office:value="3310" table:style-name="ce10">
            <text:p>3,3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7" table:style-name="ce52">
            <text:p>5,157</text:p>
          </table:table-cell>
          <table:table-cell office:value-type="float" office:value="13192" table:style-name="ce11">
            <text:p>13,192</text:p>
          </table:table-cell>
          <table:table-cell office:value-type="float" office:value="6820" table:style-name="ce11">
            <text:p>6,820</text:p>
          </table:table-cell>
          <table:table-cell office:value-type="float" office:value="6372" table:style-name="ce10">
            <text:p>6,3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75" table:style-name="ce52">
            <text:p>3,475</text:p>
          </table:table-cell>
          <table:table-cell office:value-type="float" office:value="8914" table:style-name="ce11">
            <text:p>8,914</text:p>
          </table:table-cell>
          <table:table-cell office:value-type="float" office:value="4703" table:style-name="ce11">
            <text:p>4,703</text:p>
          </table:table-cell>
          <table:table-cell office:value-type="float" office:value="4211" table:style-name="ce10">
            <text:p>4,2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799" table:style-name="ce52">
            <text:p>2,799</text:p>
          </table:table-cell>
          <table:table-cell office:value-type="float" office:value="8180" table:style-name="ce11">
            <text:p>8,180</text:p>
          </table:table-cell>
          <table:table-cell office:value-type="float" office:value="4411" table:style-name="ce11">
            <text:p>4,411</text:p>
          </table:table-cell>
          <table:table-cell office:value-type="float" office:value="3769" table:style-name="ce10">
            <text:p>3,7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79" table:style-name="ce52">
            <text:p>1,879</text:p>
          </table:table-cell>
          <table:table-cell office:value-type="float" office:value="4401" table:style-name="ce11">
            <text:p>4,401</text:p>
          </table:table-cell>
          <table:table-cell office:value-type="float" office:value="2506" table:style-name="ce11">
            <text:p>2,506</text:p>
          </table:table-cell>
          <table:table-cell office:value-type="float" office:value="1895" table:style-name="ce10">
            <text:p>1,8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594" table:style-name="ce52">
            <text:p>29,594</text:p>
          </table:table-cell>
          <table:table-cell office:value-type="float" office:value="76483" table:style-name="ce11">
            <text:p>76,483</text:p>
          </table:table-cell>
          <table:table-cell office:value-type="float" office:value="38434" table:style-name="ce11">
            <text:p>38,434</text:p>
          </table:table-cell>
          <table:table-cell office:value-type="float" office:value="38049" table:style-name="ce10">
            <text:p>38,0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712" table:style-name="ce52">
            <text:p>23,712</text:p>
          </table:table-cell>
          <table:table-cell office:value-type="float" office:value="67888" table:style-name="ce11">
            <text:p>67,888</text:p>
          </table:table-cell>
          <table:table-cell office:value-type="float" office:value="34237" table:style-name="ce11">
            <text:p>34,237</text:p>
          </table:table-cell>
          <table:table-cell office:value-type="float" office:value="33651" table:style-name="ce10">
            <text:p>33,6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79" table:style-name="ce52">
            <text:p>11,679</text:p>
          </table:table-cell>
          <table:table-cell office:value-type="float" office:value="33574" table:style-name="ce11">
            <text:p>33,574</text:p>
          </table:table-cell>
          <table:table-cell office:value-type="float" office:value="17205" table:style-name="ce11">
            <text:p>17,205</text:p>
          </table:table-cell>
          <table:table-cell office:value-type="float" office:value="16369" table:style-name="ce10">
            <text:p>16,3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83" table:style-name="ce52">
            <text:p>1,483</text:p>
          </table:table-cell>
          <table:table-cell office:value-type="float" office:value="3621" table:style-name="ce11">
            <text:p>3,621</text:p>
          </table:table-cell>
          <table:table-cell office:value-type="float" office:value="1964" table:style-name="ce11">
            <text:p>1,964</text:p>
          </table:table-cell>
          <table:table-cell office:value-type="float" office:value="1657" table:style-name="ce10">
            <text:p>1,6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9143" table:style-name="ce52">
            <text:p>89,143</text:p>
          </table:table-cell>
          <table:table-cell office:value-type="float" office:value="233701" table:style-name="ce11">
            <text:p>233,701</text:p>
          </table:table-cell>
          <table:table-cell office:value-type="float" office:value="114614" table:style-name="ce11">
            <text:p>114,614</text:p>
          </table:table-cell>
          <table:table-cell office:value-type="float" office:value="119087" table:style-name="ce10">
            <text:p>119,0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047" table:style-name="ce52">
            <text:p>73,047</text:p>
          </table:table-cell>
          <table:table-cell office:value-type="float" office:value="180053" table:style-name="ce11">
            <text:p>180,053</text:p>
          </table:table-cell>
          <table:table-cell office:value-type="float" office:value="85886" table:style-name="ce11">
            <text:p>85,886</text:p>
          </table:table-cell>
          <table:table-cell office:value-type="float" office:value="94167" table:style-name="ce10">
            <text:p>94,1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634" table:style-name="ce52">
            <text:p>47,634</text:p>
          </table:table-cell>
          <table:table-cell office:value-type="float" office:value="121029" table:style-name="ce11">
            <text:p>121,029</text:p>
          </table:table-cell>
          <table:table-cell office:value-type="float" office:value="59520" table:style-name="ce11">
            <text:p>59,520</text:p>
          </table:table-cell>
          <table:table-cell office:value-type="float" office:value="61509" table:style-name="ce10">
            <text:p>61,5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30" table:style-name="ce52">
            <text:p>51,630</text:p>
          </table:table-cell>
          <table:table-cell office:value-type="float" office:value="126177" table:style-name="ce11">
            <text:p>126,177</text:p>
          </table:table-cell>
          <table:table-cell office:value-type="float" office:value="61059" table:style-name="ce11">
            <text:p>61,059</text:p>
          </table:table-cell>
          <table:table-cell office:value-type="float" office:value="65118" table:style-name="ce10">
            <text:p>65,1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8862" table:style-name="ce52">
            <text:p>68,862</text:p>
          </table:table-cell>
          <table:table-cell office:value-type="float" office:value="197703" table:style-name="ce11">
            <text:p>197,703</text:p>
          </table:table-cell>
          <table:table-cell office:value-type="float" office:value="99310" table:style-name="ce11">
            <text:p>99,310</text:p>
          </table:table-cell>
          <table:table-cell office:value-type="float" office:value="98393" table:style-name="ce10">
            <text:p>98,3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824" table:style-name="ce52">
            <text:p>27,824</text:p>
          </table:table-cell>
          <table:table-cell office:value-type="float" office:value="67456" table:style-name="ce11">
            <text:p>67,456</text:p>
          </table:table-cell>
          <table:table-cell office:value-type="float" office:value="31896" table:style-name="ce11">
            <text:p>31,896</text:p>
          </table:table-cell>
          <table:table-cell office:value-type="float" office:value="35560" table:style-name="ce10">
            <text:p>35,56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672" table:style-name="ce53">
            <text:p>32,672</text:p>
          </table:table-cell>
          <table:table-cell office:value-type="float" office:value="77008" table:style-name="ce18">
            <text:p>77,008</text:p>
          </table:table-cell>
          <table:table-cell office:value-type="float" office:value="37172" table:style-name="ce18">
            <text:p>37,172</text:p>
          </table:table-cell>
          <table:table-cell office:value-type="float" office:value="39836" table:style-name="ce17">
            <text:p>39,836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30744" table:style-name="ce75">
            <text:p>1,130,744</text:p>
          </table:table-cell>
          <table:table-cell office:value-type="float" office:value="2722904" table:style-name="ce79">
            <text:p>2,722,904</text:p>
          </table:table-cell>
          <table:table-cell office:value-type="float" office:value="1340547" table:style-name="ce80">
            <text:p>1,340,547</text:p>
          </table:table-cell>
          <table:table-cell office:value-type="float" office:value="1382357" table:style-name="ce72">
            <text:p>1,382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28" table:style-name="ce9">
            <text:p>10,728</text:p>
          </table:table-cell>
          <table:table-cell office:value-type="float" office:value="22524" table:style-name="ce11">
            <text:p>22,524</text:p>
          </table:table-cell>
          <table:table-cell office:value-type="float" office:value="11120" table:style-name="ce9">
            <text:p>11,120</text:p>
          </table:table-cell>
          <table:table-cell office:value-type="float" office:value="11404" table:style-name="ce9">
            <text:p>11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148" table:style-name="ce9">
            <text:p>60,148</text:p>
          </table:table-cell>
          <table:table-cell office:value-type="float" office:value="138907" table:style-name="ce11">
            <text:p>138,907</text:p>
          </table:table-cell>
          <table:table-cell office:value-type="float" office:value="66551" table:style-name="ce9">
            <text:p>66,551</text:p>
          </table:table-cell>
          <table:table-cell office:value-type="float" office:value="72356" table:style-name="ce9">
            <text:p>72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743" table:style-name="ce9">
            <text:p>81,743</text:p>
          </table:table-cell>
          <table:table-cell office:value-type="float" office:value="194376" table:style-name="ce11">
            <text:p>194,376</text:p>
          </table:table-cell>
          <table:table-cell office:value-type="float" office:value="92697" table:style-name="ce9">
            <text:p>92,697</text:p>
          </table:table-cell>
          <table:table-cell office:value-type="float" office:value="101679" table:style-name="ce9">
            <text:p>101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6764" table:style-name="ce9">
            <text:p>76,764</text:p>
          </table:table-cell>
          <table:table-cell office:value-type="float" office:value="190096" table:style-name="ce11">
            <text:p>190,096</text:p>
          </table:table-cell>
          <table:table-cell office:value-type="float" office:value="92788" table:style-name="ce9">
            <text:p>92,788</text:p>
          </table:table-cell>
          <table:table-cell office:value-type="float" office:value="97308" table:style-name="ce9">
            <text:p>97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9896" table:style-name="ce9">
            <text:p>139,896</text:p>
          </table:table-cell>
          <table:table-cell office:value-type="float" office:value="329948" table:style-name="ce11">
            <text:p>329,948</text:p>
          </table:table-cell>
          <table:table-cell office:value-type="float" office:value="158630" table:style-name="ce9">
            <text:p>158,630</text:p>
          </table:table-cell>
          <table:table-cell office:value-type="float" office:value="171318" table:style-name="ce9">
            <text:p>171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10" table:style-name="ce9">
            <text:p>23,110</text:p>
          </table:table-cell>
          <table:table-cell office:value-type="float" office:value="48629" table:style-name="ce11">
            <text:p>48,629</text:p>
          </table:table-cell>
          <table:table-cell office:value-type="float" office:value="23287" table:style-name="ce9">
            <text:p>23,287</text:p>
          </table:table-cell>
          <table:table-cell office:value-type="float" office:value="25342" table:style-name="ce9">
            <text:p>25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400" table:style-name="ce9">
            <text:p>13,400</text:p>
          </table:table-cell>
          <table:table-cell office:value-type="float" office:value="26261" table:style-name="ce11">
            <text:p>26,261</text:p>
          </table:table-cell>
          <table:table-cell office:value-type="float" office:value="12352" table:style-name="ce9">
            <text:p>12,352</text:p>
          </table:table-cell>
          <table:table-cell office:value-type="float" office:value="13909" table:style-name="ce9">
            <text:p>13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966" table:style-name="ce9">
            <text:p>72,966</text:p>
          </table:table-cell>
          <table:table-cell office:value-type="float" office:value="162184" table:style-name="ce11">
            <text:p>162,184</text:p>
          </table:table-cell>
          <table:table-cell office:value-type="float" office:value="77356" table:style-name="ce9">
            <text:p>77,356</text:p>
          </table:table-cell>
          <table:table-cell office:value-type="float" office:value="84828" table:style-name="ce9">
            <text:p>84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84" table:style-name="ce9">
            <text:p>79,384</text:p>
          </table:table-cell>
          <table:table-cell office:value-type="float" office:value="180437" table:style-name="ce11">
            <text:p>180,437</text:p>
          </table:table-cell>
          <table:table-cell office:value-type="float" office:value="88356" table:style-name="ce9">
            <text:p>88,356</text:p>
          </table:table-cell>
          <table:table-cell office:value-type="float" office:value="92081" table:style-name="ce9">
            <text:p>92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838" table:style-name="ce9">
            <text:p>10,838</text:p>
          </table:table-cell>
          <table:table-cell office:value-type="float" office:value="26844" table:style-name="ce11">
            <text:p>26,844</text:p>
          </table:table-cell>
          <table:table-cell office:value-type="float" office:value="13737" table:style-name="ce9">
            <text:p>13,737</text:p>
          </table:table-cell>
          <table:table-cell office:value-type="float" office:value="13107" table:style-name="ce9">
            <text:p>13,10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74" table:style-name="ce9">
            <text:p>69,474</text:p>
          </table:table-cell>
          <table:table-cell office:value-type="float" office:value="154693" table:style-name="ce11">
            <text:p>154,693</text:p>
          </table:table-cell>
          <table:table-cell office:value-type="float" office:value="76410" table:style-name="ce9">
            <text:p>76,410</text:p>
          </table:table-cell>
          <table:table-cell office:value-type="float" office:value="78283" table:style-name="ce9">
            <text:p>78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311" table:style-name="ce9">
            <text:p>146,311</text:p>
          </table:table-cell>
          <table:table-cell office:value-type="float" office:value="355490" table:style-name="ce11">
            <text:p>355,490</text:p>
          </table:table-cell>
          <table:table-cell office:value-type="float" office:value="173145" table:style-name="ce9">
            <text:p>173,145</text:p>
          </table:table-cell>
          <table:table-cell office:value-type="float" office:value="182345" table:style-name="ce9">
            <text:p>182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7114" table:style-name="ce9">
            <text:p>27,114</text:p>
          </table:table-cell>
          <table:table-cell office:value-type="float" office:value="68528" table:style-name="ce11">
            <text:p>68,528</text:p>
          </table:table-cell>
          <table:table-cell office:value-type="float" office:value="34405" table:style-name="ce9">
            <text:p>34,405</text:p>
          </table:table-cell>
          <table:table-cell office:value-type="float" office:value="34123" table:style-name="ce9">
            <text:p>34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4017" table:style-name="ce9">
            <text:p>44,017</text:p>
          </table:table-cell>
          <table:table-cell office:value-type="float" office:value="111384" table:style-name="ce11">
            <text:p>111,384</text:p>
          </table:table-cell>
          <table:table-cell office:value-type="float" office:value="56713" table:style-name="ce9">
            <text:p>56,713</text:p>
          </table:table-cell>
          <table:table-cell office:value-type="float" office:value="54671" table:style-name="ce9">
            <text:p>54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4024" table:style-name="ce9">
            <text:p>14,024</text:p>
          </table:table-cell>
          <table:table-cell office:value-type="float" office:value="40772" table:style-name="ce11">
            <text:p>40,772</text:p>
          </table:table-cell>
          <table:table-cell office:value-type="float" office:value="20850" table:style-name="ce9">
            <text:p>20,850</text:p>
          </table:table-cell>
          <table:table-cell office:value-type="float" office:value="19922" table:style-name="ce9">
            <text:p>19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38" table:style-name="ce9">
            <text:p>13,438</text:p>
          </table:table-cell>
          <table:table-cell office:value-type="float" office:value="33684" table:style-name="ce11">
            <text:p>33,684</text:p>
          </table:table-cell>
          <table:table-cell office:value-type="float" office:value="17095" table:style-name="ce9">
            <text:p>17,095</text:p>
          </table:table-cell>
          <table:table-cell office:value-type="float" office:value="16589" table:style-name="ce9">
            <text:p>16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767" table:style-name="ce9">
            <text:p>38,767</text:p>
          </table:table-cell>
          <table:table-cell office:value-type="float" office:value="94465" table:style-name="ce11">
            <text:p>94,465</text:p>
          </table:table-cell>
          <table:table-cell office:value-type="float" office:value="47613" table:style-name="ce9">
            <text:p>47,613</text:p>
          </table:table-cell>
          <table:table-cell office:value-type="float" office:value="46852" table:style-name="ce9">
            <text:p>46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306" table:style-name="ce9">
            <text:p>19,306</text:p>
          </table:table-cell>
          <table:table-cell office:value-type="float" office:value="43926" table:style-name="ce11">
            <text:p>43,926</text:p>
          </table:table-cell>
          <table:table-cell office:value-type="float" office:value="22137" table:style-name="ce9">
            <text:p>22,137</text:p>
          </table:table-cell>
          <table:table-cell office:value-type="float" office:value="21789" table:style-name="ce9">
            <text:p>21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74" table:style-name="ce9">
            <text:p>35,674</text:p>
          </table:table-cell>
          <table:table-cell office:value-type="float" office:value="95100" table:style-name="ce11">
            <text:p>95,100</text:p>
          </table:table-cell>
          <table:table-cell office:value-type="float" office:value="46966" table:style-name="ce9">
            <text:p>46,966</text:p>
          </table:table-cell>
          <table:table-cell office:value-type="float" office:value="48134" table:style-name="ce9">
            <text:p>48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6064" table:style-name="ce9">
            <text:p>16,064</text:p>
          </table:table-cell>
          <table:table-cell office:value-type="float" office:value="40138" table:style-name="ce11">
            <text:p>40,138</text:p>
          </table:table-cell>
          <table:table-cell office:value-type="float" office:value="20076" table:style-name="ce9">
            <text:p>20,076</text:p>
          </table:table-cell>
          <table:table-cell office:value-type="float" office:value="20062" table:style-name="ce9">
            <text:p>20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47" table:style-name="ce9">
            <text:p>10,847</text:p>
          </table:table-cell>
          <table:table-cell office:value-type="float" office:value="28985" table:style-name="ce11">
            <text:p>28,985</text:p>
          </table:table-cell>
          <table:table-cell office:value-type="float" office:value="15208" table:style-name="ce9">
            <text:p>15,208</text:p>
          </table:table-cell>
          <table:table-cell office:value-type="float" office:value="13777" table:style-name="ce9">
            <text:p>13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075" table:style-name="ce9">
            <text:p>3,075</text:p>
          </table:table-cell>
          <table:table-cell office:value-type="float" office:value="6722" table:style-name="ce11">
            <text:p>6,722</text:p>
          </table:table-cell>
          <table:table-cell office:value-type="float" office:value="3719" table:style-name="ce9">
            <text:p>3,719</text:p>
          </table:table-cell>
          <table:table-cell office:value-type="float" office:value="3003" table:style-name="ce9">
            <text:p>3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87" table:style-name="ce9">
            <text:p>9,487</text:p>
          </table:table-cell>
          <table:table-cell office:value-type="float" office:value="27736" table:style-name="ce11">
            <text:p>27,736</text:p>
          </table:table-cell>
          <table:table-cell office:value-type="float" office:value="13944" table:style-name="ce9">
            <text:p>13,944</text:p>
          </table:table-cell>
          <table:table-cell office:value-type="float" office:value="13792" table:style-name="ce9">
            <text:p>13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26" table:style-name="ce9">
            <text:p>17,426</text:p>
          </table:table-cell>
          <table:table-cell office:value-type="float" office:value="50729" table:style-name="ce11">
            <text:p>50,729</text:p>
          </table:table-cell>
          <table:table-cell office:value-type="float" office:value="25702" table:style-name="ce9">
            <text:p>25,702</text:p>
          </table:table-cell>
          <table:table-cell office:value-type="float" office:value="25027" table:style-name="ce9">
            <text:p>25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61" table:style-name="ce9">
            <text:p>11,261</text:p>
          </table:table-cell>
          <table:table-cell office:value-type="float" office:value="29478" table:style-name="ce11">
            <text:p>29,478</text:p>
          </table:table-cell>
          <table:table-cell office:value-type="float" office:value="14986" table:style-name="ce9">
            <text:p>14,986</text:p>
          </table:table-cell>
          <table:table-cell office:value-type="float" office:value="14492" table:style-name="ce9">
            <text:p>14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09" table:style-name="ce9">
            <text:p>10,709</text:p>
          </table:table-cell>
          <table:table-cell office:value-type="float" office:value="29582" table:style-name="ce11">
            <text:p>29,582</text:p>
          </table:table-cell>
          <table:table-cell office:value-type="float" office:value="15112" table:style-name="ce9">
            <text:p>15,112</text:p>
          </table:table-cell>
          <table:table-cell office:value-type="float" office:value="14470" table:style-name="ce9">
            <text:p>14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802" table:style-name="ce9">
            <text:p>5,802</text:p>
          </table:table-cell>
          <table:table-cell office:value-type="float" office:value="13709" table:style-name="ce11">
            <text:p>13,709</text:p>
          </table:table-cell>
          <table:table-cell office:value-type="float" office:value="6836" table:style-name="ce9">
            <text:p>6,836</text:p>
          </table:table-cell>
          <table:table-cell office:value-type="float" office:value="6873" table:style-name="ce9">
            <text:p>6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28" table:style-name="ce9">
            <text:p>6,828</text:p>
          </table:table-cell>
          <table:table-cell office:value-type="float" office:value="18501" table:style-name="ce11">
            <text:p>18,501</text:p>
          </table:table-cell>
          <table:table-cell office:value-type="float" office:value="9441" table:style-name="ce9">
            <text:p>9,441</text:p>
          </table:table-cell>
          <table:table-cell office:value-type="float" office:value="9060" table:style-name="ce9">
            <text:p>9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3039" table:style-name="ce9">
            <text:p>13,039</text:p>
          </table:table-cell>
          <table:table-cell office:value-type="float" office:value="34880" table:style-name="ce11">
            <text:p>34,880</text:p>
          </table:table-cell>
          <table:table-cell office:value-type="float" office:value="17905" table:style-name="ce9">
            <text:p>17,905</text:p>
          </table:table-cell>
          <table:table-cell office:value-type="float" office:value="16975" table:style-name="ce9">
            <text:p>16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84" table:style-name="ce9">
            <text:p>13,684</text:p>
          </table:table-cell>
          <table:table-cell office:value-type="float" office:value="34777" table:style-name="ce11">
            <text:p>34,777</text:p>
          </table:table-cell>
          <table:table-cell office:value-type="float" office:value="17868" table:style-name="ce9">
            <text:p>17,868</text:p>
          </table:table-cell>
          <table:table-cell office:value-type="float" office:value="16909" table:style-name="ce9">
            <text:p>16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5002" table:style-name="ce9">
            <text:p>15,002</text:p>
          </table:table-cell>
          <table:table-cell office:value-type="float" office:value="37533" table:style-name="ce11">
            <text:p>37,533</text:p>
          </table:table-cell>
          <table:table-cell office:value-type="float" office:value="19774" table:style-name="ce9">
            <text:p>19,774</text:p>
          </table:table-cell>
          <table:table-cell office:value-type="float" office:value="17759" table:style-name="ce9">
            <text:p>17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24" table:style-name="ce9">
            <text:p>5,424</text:p>
          </table:table-cell>
          <table:table-cell office:value-type="float" office:value="12006" table:style-name="ce11">
            <text:p>12,006</text:p>
          </table:table-cell>
          <table:table-cell office:value-type="float" office:value="6463" table:style-name="ce9">
            <text:p>6,463</text:p>
          </table:table-cell>
          <table:table-cell office:value-type="float" office:value="5543" table:style-name="ce9">
            <text:p>5,5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4" table:style-name="ce9">
            <text:p>2,284</text:p>
          </table:table-cell>
          <table:table-cell office:value-type="float" office:value="5696" table:style-name="ce11">
            <text:p>5,696</text:p>
          </table:table-cell>
          <table:table-cell office:value-type="float" office:value="2995" table:style-name="ce9">
            <text:p>2,995</text:p>
          </table:table-cell>
          <table:table-cell office:value-type="float" office:value="2701" table:style-name="ce9">
            <text:p>2,70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30" table:style-name="ce9">
            <text:p>4,730</text:p>
          </table:table-cell>
          <table:table-cell office:value-type="float" office:value="11149" table:style-name="ce11">
            <text:p>11,149</text:p>
          </table:table-cell>
          <table:table-cell office:value-type="float" office:value="6098" table:style-name="ce9">
            <text:p>6,098</text:p>
          </table:table-cell>
          <table:table-cell office:value-type="float" office:value="5051" table:style-name="ce9">
            <text:p>5,05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6" table:style-name="ce9">
            <text:p>5,116</text:p>
          </table:table-cell>
          <table:table-cell office:value-type="float" office:value="13640" table:style-name="ce11">
            <text:p>13,640</text:p>
          </table:table-cell>
          <table:table-cell office:value-type="float" office:value="7386" table:style-name="ce9">
            <text:p>7,386</text:p>
          </table:table-cell>
          <table:table-cell office:value-type="float" office:value="6254" table:style-name="ce9">
            <text:p>6,25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23" table:style-name="ce9">
            <text:p>623</text:p>
          </table:table-cell>
          <table:table-cell office:value-type="float" office:value="1937" table:style-name="ce11">
            <text:p>1,937</text:p>
          </table:table-cell>
          <table:table-cell office:value-type="float" office:value="965" table:style-name="ce9">
            <text:p>965</text:p>
          </table:table-cell>
          <table:table-cell office:value-type="float" office:value="972" table:style-name="ce9">
            <text:p>97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72" table:style-name="ce9">
            <text:p>1,372</text:p>
          </table:table-cell>
          <table:table-cell office:value-type="float" office:value="4257" table:style-name="ce11">
            <text:p>4,257</text:p>
          </table:table-cell>
          <table:table-cell office:value-type="float" office:value="2222" table:style-name="ce9">
            <text:p>2,222</text:p>
          </table:table-cell>
          <table:table-cell office:value-type="float" office:value="2035" table:style-name="ce9">
            <text:p>2,035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9" table:style-name="ce16">
            <text:p>869</text:p>
          </table:table-cell>
          <table:table-cell office:value-type="float" office:value="3201" table:style-name="ce18">
            <text:p>3,201</text:p>
          </table:table-cell>
          <table:table-cell office:value-type="float" office:value="1639" table:style-name="ce16">
            <text:p>1,639</text:p>
          </table:table-cell>
          <table:table-cell office:value-type="float" office:value="1562" table:style-name="ce16">
            <text:p>1,562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4946" table:style-name="ce71">
            <text:p>174,946</text:p>
          </table:table-cell>
          <table:table-cell office:value-type="float" office:value="448971" table:style-name="ce79">
            <text:p>448,971</text:p>
          </table:table-cell>
          <table:table-cell office:value-type="float" office:value="225845" table:style-name="ce79">
            <text:p>225,845</text:p>
          </table:table-cell>
          <table:table-cell office:value-type="float" office:value="223126" table:style-name="ce73">
            <text:p>223,1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588" table:style-name="ce52">
            <text:p>37,588</text:p>
          </table:table-cell>
          <table:table-cell office:value-type="float" office:value="94516" table:style-name="ce11">
            <text:p>94,516</text:p>
          </table:table-cell>
          <table:table-cell office:value-type="float" office:value="45985" table:style-name="ce11">
            <text:p>45,985</text:p>
          </table:table-cell>
          <table:table-cell office:value-type="float" office:value="48531" table:style-name="ce10">
            <text:p>48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55" table:style-name="ce52">
            <text:p>26,755</text:p>
          </table:table-cell>
          <table:table-cell office:value-type="float" office:value="70022" table:style-name="ce11">
            <text:p>70,022</text:p>
          </table:table-cell>
          <table:table-cell office:value-type="float" office:value="33042" table:style-name="ce11">
            <text:p>33,042</text:p>
          </table:table-cell>
          <table:table-cell office:value-type="float" office:value="36980" table:style-name="ce10">
            <text:p>36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62" table:style-name="ce52">
            <text:p>14,462</text:p>
          </table:table-cell>
          <table:table-cell office:value-type="float" office:value="38053" table:style-name="ce11">
            <text:p>38,053</text:p>
          </table:table-cell>
          <table:table-cell office:value-type="float" office:value="19315" table:style-name="ce11">
            <text:p>19,315</text:p>
          </table:table-cell>
          <table:table-cell office:value-type="float" office:value="18738" table:style-name="ce10">
            <text:p>18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568" table:style-name="ce52">
            <text:p>10,568</text:p>
          </table:table-cell>
          <table:table-cell office:value-type="float" office:value="28481" table:style-name="ce11">
            <text:p>28,481</text:p>
          </table:table-cell>
          <table:table-cell office:value-type="float" office:value="14655" table:style-name="ce11">
            <text:p>14,655</text:p>
          </table:table-cell>
          <table:table-cell office:value-type="float" office:value="13826" table:style-name="ce10">
            <text:p>13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561" table:style-name="ce52">
            <text:p>14,561</text:p>
          </table:table-cell>
          <table:table-cell office:value-type="float" office:value="34842" table:style-name="ce11">
            <text:p>34,842</text:p>
          </table:table-cell>
          <table:table-cell office:value-type="float" office:value="18006" table:style-name="ce11">
            <text:p>18,006</text:p>
          </table:table-cell>
          <table:table-cell office:value-type="float" office:value="16836" table:style-name="ce10">
            <text:p>16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377" table:style-name="ce52">
            <text:p>9,377</text:p>
          </table:table-cell>
          <table:table-cell office:value-type="float" office:value="24405" table:style-name="ce11">
            <text:p>24,405</text:p>
          </table:table-cell>
          <table:table-cell office:value-type="float" office:value="12780" table:style-name="ce11">
            <text:p>12,780</text:p>
          </table:table-cell>
          <table:table-cell office:value-type="float" office:value="11625" table:style-name="ce10">
            <text:p>11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185" table:style-name="ce52">
            <text:p>12,185</text:p>
          </table:table-cell>
          <table:table-cell office:value-type="float" office:value="31874" table:style-name="ce11">
            <text:p>31,874</text:p>
          </table:table-cell>
          <table:table-cell office:value-type="float" office:value="16786" table:style-name="ce11">
            <text:p>16,786</text:p>
          </table:table-cell>
          <table:table-cell office:value-type="float" office:value="15088" table:style-name="ce10">
            <text:p>15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231" table:style-name="ce52">
            <text:p>20,231</text:p>
          </table:table-cell>
          <table:table-cell office:value-type="float" office:value="52752" table:style-name="ce11">
            <text:p>52,752</text:p>
          </table:table-cell>
          <table:table-cell office:value-type="float" office:value="26747" table:style-name="ce11">
            <text:p>26,747</text:p>
          </table:table-cell>
          <table:table-cell office:value-type="float" office:value="26005" table:style-name="ce10">
            <text:p>26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6091" table:style-name="ce52">
            <text:p>16,091</text:p>
          </table:table-cell>
          <table:table-cell office:value-type="float" office:value="40483" table:style-name="ce11">
            <text:p>40,483</text:p>
          </table:table-cell>
          <table:table-cell office:value-type="float" office:value="20629" table:style-name="ce11">
            <text:p>20,629</text:p>
          </table:table-cell>
          <table:table-cell office:value-type="float" office:value="19854" table:style-name="ce10">
            <text:p>19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9078" table:style-name="ce52">
            <text:p>9,078</text:p>
          </table:table-cell>
          <table:table-cell office:value-type="float" office:value="21285" table:style-name="ce11">
            <text:p>21,285</text:p>
          </table:table-cell>
          <table:table-cell office:value-type="float" office:value="11476" table:style-name="ce11">
            <text:p>11,476</text:p>
          </table:table-cell>
          <table:table-cell office:value-type="float" office:value="9809" table:style-name="ce10">
            <text:p>9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7" table:style-name="ce52">
            <text:p>1,997</text:p>
          </table:table-cell>
          <table:table-cell office:value-type="float" office:value="6194" table:style-name="ce11">
            <text:p>6,194</text:p>
          </table:table-cell>
          <table:table-cell office:value-type="float" office:value="3316" table:style-name="ce11">
            <text:p>3,316</text:p>
          </table:table-cell>
          <table:table-cell office:value-type="float" office:value="2878" table:style-name="ce10">
            <text:p>2,87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53" table:style-name="ce53">
            <text:p>2,053</text:p>
          </table:table-cell>
          <table:table-cell office:value-type="float" office:value="6064" table:style-name="ce18">
            <text:p>6,064</text:p>
          </table:table-cell>
          <table:table-cell office:value-type="float" office:value="3108" table:style-name="ce18">
            <text:p>3,108</text:p>
          </table:table-cell>
          <table:table-cell office:value-type="float" office:value="2956" table:style-name="ce17">
            <text:p>2,95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7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2814" table:style-name="ce71">
            <text:p>212,814</text:p>
          </table:table-cell>
          <table:table-cell office:value-type="float" office:value="577026" table:style-name="ce79">
            <text:p>577,026</text:p>
          </table:table-cell>
          <table:table-cell office:value-type="float" office:value="294351" table:style-name="ce79">
            <text:p>294,351</text:p>
          </table:table-cell>
          <table:table-cell office:value-type="float" office:value="282675" table:style-name="ce73">
            <text:p>282,67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8154" table:style-name="ce52">
            <text:p>78,154</text:p>
          </table:table-cell>
          <table:table-cell office:value-type="float" office:value="207174" table:style-name="ce11">
            <text:p>207,174</text:p>
          </table:table-cell>
          <table:table-cell office:value-type="float" office:value="103086" table:style-name="ce11">
            <text:p>103,086</text:p>
          </table:table-cell>
          <table:table-cell office:value-type="float" office:value="104088" table:style-name="ce10">
            <text:p>104,08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86" table:style-name="ce52">
            <text:p>9,386</text:p>
          </table:table-cell>
          <table:table-cell office:value-type="float" office:value="27242" table:style-name="ce49">
            <text:p>27,242</text:p>
          </table:table-cell>
          <table:table-cell office:value-type="float" office:value="14616" table:style-name="ce11">
            <text:p>14,616</text:p>
          </table:table-cell>
          <table:table-cell office:value-type="float" office:value="12626" table:style-name="ce10">
            <text:p>12,62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728" table:style-name="ce52">
            <text:p>11,728</text:p>
          </table:table-cell>
          <table:table-cell office:value-type="float" office:value="32921" table:style-name="ce49">
            <text:p>32,921</text:p>
          </table:table-cell>
          <table:table-cell office:value-type="float" office:value="17556" table:style-name="ce11">
            <text:p>17,556</text:p>
          </table:table-cell>
          <table:table-cell office:value-type="float" office:value="15365" table:style-name="ce10">
            <text:p>15,36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927" table:style-name="ce52">
            <text:p>35,927</text:p>
          </table:table-cell>
          <table:table-cell office:value-type="float" office:value="96212" table:style-name="ce49">
            <text:p>96,212</text:p>
          </table:table-cell>
          <table:table-cell office:value-type="float" office:value="48512" table:style-name="ce11">
            <text:p>48,512</text:p>
          </table:table-cell>
          <table:table-cell office:value-type="float" office:value="47700" table:style-name="ce10">
            <text:p>47,70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910" table:style-name="ce52">
            <text:p>29,910</text:p>
          </table:table-cell>
          <table:table-cell office:value-type="float" office:value="80400" table:style-name="ce49">
            <text:p>80,400</text:p>
          </table:table-cell>
          <table:table-cell office:value-type="float" office:value="40614" table:style-name="ce11">
            <text:p>40,614</text:p>
          </table:table-cell>
          <table:table-cell office:value-type="float" office:value="39786" table:style-name="ce10">
            <text:p>39,78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85" table:style-name="ce52">
            <text:p>4,385</text:p>
          </table:table-cell>
          <table:table-cell office:value-type="float" office:value="12240" table:style-name="ce49">
            <text:p>12,240</text:p>
          </table:table-cell>
          <table:table-cell office:value-type="float" office:value="6635" table:style-name="ce11">
            <text:p>6,635</text:p>
          </table:table-cell>
          <table:table-cell office:value-type="float" office:value="5605" table:style-name="ce10">
            <text:p>5,60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20371" table:style-name="ce52">
            <text:p>20,371</text:p>
          </table:table-cell>
          <table:table-cell office:value-type="float" office:value="58390" table:style-name="ce49">
            <text:p>58,390</text:p>
          </table:table-cell>
          <table:table-cell office:value-type="float" office:value="29884" table:style-name="ce11">
            <text:p>29,884</text:p>
          </table:table-cell>
          <table:table-cell office:value-type="float" office:value="28506" table:style-name="ce10">
            <text:p>28,50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115" table:style-name="ce52">
            <text:p>7,115</text:p>
          </table:table-cell>
          <table:table-cell office:value-type="float" office:value="19944" table:style-name="ce49">
            <text:p>19,944</text:p>
          </table:table-cell>
          <table:table-cell office:value-type="float" office:value="10536" table:style-name="ce11">
            <text:p>10,536</text:p>
          </table:table-cell>
          <table:table-cell office:value-type="float" office:value="9408" table:style-name="ce10">
            <text:p>9,40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09" table:style-name="ce52">
            <text:p>5,909</text:p>
          </table:table-cell>
          <table:table-cell office:value-type="float" office:value="14359" table:style-name="ce49">
            <text:p>14,359</text:p>
          </table:table-cell>
          <table:table-cell office:value-type="float" office:value="7782" table:style-name="ce11">
            <text:p>7,782</text:p>
          </table:table-cell>
          <table:table-cell office:value-type="float" office:value="6577" table:style-name="ce10">
            <text:p>6,57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02" table:style-name="ce52">
            <text:p>3,102</text:p>
          </table:table-cell>
          <table:table-cell office:value-type="float" office:value="8709" table:style-name="ce49">
            <text:p>8,709</text:p>
          </table:table-cell>
          <table:table-cell office:value-type="float" office:value="4776" table:style-name="ce11">
            <text:p>4,776</text:p>
          </table:table-cell>
          <table:table-cell office:value-type="float" office:value="3933" table:style-name="ce10">
            <text:p>3,93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5" table:style-name="ce52">
            <text:p>2,095</text:p>
          </table:table-cell>
          <table:table-cell office:value-type="float" office:value="5325" table:style-name="ce49">
            <text:p>5,325</text:p>
          </table:table-cell>
          <table:table-cell office:value-type="float" office:value="2924" table:style-name="ce11">
            <text:p>2,924</text:p>
          </table:table-cell>
          <table:table-cell office:value-type="float" office:value="2401" table:style-name="ce10">
            <text:p>2,401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64" table:style-name="ce52">
            <text:p>2,964</text:p>
          </table:table-cell>
          <table:table-cell office:value-type="float" office:value="9539" table:style-name="ce49">
            <text:p>9,539</text:p>
          </table:table-cell>
          <table:table-cell office:value-type="float" office:value="4963" table:style-name="ce11">
            <text:p>4,963</text:p>
          </table:table-cell>
          <table:table-cell office:value-type="float" office:value="4576" table:style-name="ce10">
            <text:p>4,57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8" table:style-name="ce53">
            <text:p>1,768</text:p>
          </table:table-cell>
          <table:table-cell office:value-type="float" office:value="4571" table:style-name="ce51">
            <text:p>4,571</text:p>
          </table:table-cell>
          <table:table-cell office:value-type="float" office:value="2467" table:style-name="ce18">
            <text:p>2,467</text:p>
          </table:table-cell>
          <table:table-cell office:value-type="float" office:value="2104" table:style-name="ce17">
            <text:p>2,10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6105" table:style-name="ce71">
            <text:p>196,105</text:p>
          </table:table-cell>
          <table:table-cell office:value-type="float" office:value="535221" table:style-name="ce79">
            <text:p>535,221</text:p>
          </table:table-cell>
          <table:table-cell office:value-type="float" office:value="275761" table:style-name="ce79">
            <text:p>275,761</text:p>
          </table:table-cell>
          <table:table-cell office:value-type="float" office:value="259460" table:style-name="ce73">
            <text:p>259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48" table:style-name="ce52">
            <text:p>32,548</text:p>
          </table:table-cell>
          <table:table-cell office:value-type="float" office:value="86001" table:style-name="ce11">
            <text:p>86,001</text:p>
          </table:table-cell>
          <table:table-cell office:value-type="float" office:value="42766" table:style-name="ce11">
            <text:p>42,766</text:p>
          </table:table-cell>
          <table:table-cell office:value-type="float" office:value="43235" table:style-name="ce10">
            <text:p>43,23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384" table:style-name="ce52">
            <text:p>38,384</text:p>
          </table:table-cell>
          <table:table-cell office:value-type="float" office:value="104964" table:style-name="ce11">
            <text:p>104,964</text:p>
          </table:table-cell>
          <table:table-cell office:value-type="float" office:value="52885" table:style-name="ce11">
            <text:p>52,885</text:p>
          </table:table-cell>
          <table:table-cell office:value-type="float" office:value="52079" table:style-name="ce10">
            <text:p>52,07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256" table:style-name="ce52">
            <text:p>15,256</text:p>
          </table:table-cell>
          <table:table-cell office:value-type="float" office:value="44003" table:style-name="ce11">
            <text:p>44,003</text:p>
          </table:table-cell>
          <table:table-cell office:value-type="float" office:value="22984" table:style-name="ce11">
            <text:p>22,984</text:p>
          </table:table-cell>
          <table:table-cell office:value-type="float" office:value="21019" table:style-name="ce10">
            <text:p>21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7" table:style-name="ce52">
            <text:p>11,567</text:p>
          </table:table-cell>
          <table:table-cell office:value-type="float" office:value="32081" table:style-name="ce11">
            <text:p>32,081</text:p>
          </table:table-cell>
          <table:table-cell office:value-type="float" office:value="16975" table:style-name="ce11">
            <text:p>16,975</text:p>
          </table:table-cell>
          <table:table-cell office:value-type="float" office:value="15106" table:style-name="ce10">
            <text:p>15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2252" table:style-name="ce52">
            <text:p>32,252</text:p>
          </table:table-cell>
          <table:table-cell office:value-type="float" office:value="87526" table:style-name="ce11">
            <text:p>87,526</text:p>
          </table:table-cell>
          <table:table-cell office:value-type="float" office:value="44115" table:style-name="ce11">
            <text:p>44,115</text:p>
          </table:table-cell>
          <table:table-cell office:value-type="float" office:value="43411" table:style-name="ce10">
            <text:p>43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85" table:style-name="ce52">
            <text:p>12,185</text:p>
          </table:table-cell>
          <table:table-cell office:value-type="float" office:value="34472" table:style-name="ce11">
            <text:p>34,472</text:p>
          </table:table-cell>
          <table:table-cell office:value-type="float" office:value="18217" table:style-name="ce11">
            <text:p>18,217</text:p>
          </table:table-cell>
          <table:table-cell office:value-type="float" office:value="16255" table:style-name="ce10">
            <text:p>16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47" table:style-name="ce52">
            <text:p>5,847</text:p>
          </table:table-cell>
          <table:table-cell office:value-type="float" office:value="15624" table:style-name="ce11">
            <text:p>15,624</text:p>
          </table:table-cell>
          <table:table-cell office:value-type="float" office:value="8169" table:style-name="ce11">
            <text:p>8,169</text:p>
          </table:table-cell>
          <table:table-cell office:value-type="float" office:value="7455" table:style-name="ce10">
            <text:p>7,4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14" table:style-name="ce52">
            <text:p>5,214</text:p>
          </table:table-cell>
          <table:table-cell office:value-type="float" office:value="13326" table:style-name="ce11">
            <text:p>13,326</text:p>
          </table:table-cell>
          <table:table-cell office:value-type="float" office:value="7116" table:style-name="ce11">
            <text:p>7,116</text:p>
          </table:table-cell>
          <table:table-cell office:value-type="float" office:value="6210" table:style-name="ce10">
            <text:p>6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65" table:style-name="ce52">
            <text:p>10,865</text:p>
          </table:table-cell>
          <table:table-cell office:value-type="float" office:value="31610" table:style-name="ce11">
            <text:p>31,610</text:p>
          </table:table-cell>
          <table:table-cell office:value-type="float" office:value="16484" table:style-name="ce11">
            <text:p>16,484</text:p>
          </table:table-cell>
          <table:table-cell office:value-type="float" office:value="15126" table:style-name="ce10">
            <text:p>15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2" table:style-name="ce52">
            <text:p>6,102</text:p>
          </table:table-cell>
          <table:table-cell office:value-type="float" office:value="16714" table:style-name="ce11">
            <text:p>16,714</text:p>
          </table:table-cell>
          <table:table-cell office:value-type="float" office:value="8865" table:style-name="ce11">
            <text:p>8,865</text:p>
          </table:table-cell>
          <table:table-cell office:value-type="float" office:value="7849" table:style-name="ce10">
            <text:p>7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43" table:style-name="ce52">
            <text:p>3,843</text:p>
          </table:table-cell>
          <table:table-cell office:value-type="float" office:value="9155" table:style-name="ce11">
            <text:p>9,155</text:p>
          </table:table-cell>
          <table:table-cell office:value-type="float" office:value="5058" table:style-name="ce11">
            <text:p>5,058</text:p>
          </table:table-cell>
          <table:table-cell office:value-type="float" office:value="4097" table:style-name="ce10">
            <text:p>4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06" table:style-name="ce52">
            <text:p>3,606</text:p>
          </table:table-cell>
          <table:table-cell office:value-type="float" office:value="10018" table:style-name="ce11">
            <text:p>10,018</text:p>
          </table:table-cell>
          <table:table-cell office:value-type="float" office:value="5310" table:style-name="ce11">
            <text:p>5,310</text:p>
          </table:table-cell>
          <table:table-cell office:value-type="float" office:value="4708" table:style-name="ce10">
            <text:p>4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21" table:style-name="ce52">
            <text:p>5,621</text:p>
          </table:table-cell>
          <table:table-cell office:value-type="float" office:value="15250" table:style-name="ce11">
            <text:p>15,250</text:p>
          </table:table-cell>
          <table:table-cell office:value-type="float" office:value="8078" table:style-name="ce11">
            <text:p>8,078</text:p>
          </table:table-cell>
          <table:table-cell office:value-type="float" office:value="7172" table:style-name="ce10">
            <text:p>7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0" table:style-name="ce52">
            <text:p>2,620</text:p>
          </table:table-cell>
          <table:table-cell office:value-type="float" office:value="6515" table:style-name="ce11">
            <text:p>6,515</text:p>
          </table:table-cell>
          <table:table-cell office:value-type="float" office:value="3658" table:style-name="ce11">
            <text:p>3,658</text:p>
          </table:table-cell>
          <table:table-cell office:value-type="float" office:value="2857" table:style-name="ce10">
            <text:p>2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5" table:style-name="ce52">
            <text:p>4,145</text:p>
          </table:table-cell>
          <table:table-cell office:value-type="float" office:value="11788" table:style-name="ce11">
            <text:p>11,788</text:p>
          </table:table-cell>
          <table:table-cell office:value-type="float" office:value="6268" table:style-name="ce11">
            <text:p>6,268</text:p>
          </table:table-cell>
          <table:table-cell office:value-type="float" office:value="5520" table:style-name="ce10">
            <text:p>5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4" table:style-name="ce52">
            <text:p>2,334</text:p>
          </table:table-cell>
          <table:table-cell office:value-type="float" office:value="6232" table:style-name="ce11">
            <text:p>6,232</text:p>
          </table:table-cell>
          <table:table-cell office:value-type="float" office:value="3396" table:style-name="ce11">
            <text:p>3,396</text:p>
          </table:table-cell>
          <table:table-cell office:value-type="float" office:value="2836" table:style-name="ce10">
            <text:p>2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5" table:style-name="ce52">
            <text:p>1,725</text:p>
          </table:table-cell>
          <table:table-cell office:value-type="float" office:value="4172" table:style-name="ce11">
            <text:p>4,172</text:p>
          </table:table-cell>
          <table:table-cell office:value-type="float" office:value="2308" table:style-name="ce11">
            <text:p>2,308</text:p>
          </table:table-cell>
          <table:table-cell office:value-type="float" office:value="1864" table:style-name="ce10">
            <text:p>1,86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1" table:style-name="ce53">
            <text:p>1,991</text:p>
          </table:table-cell>
          <table:table-cell office:value-type="float" office:value="5770" table:style-name="ce18">
            <text:p>5,770</text:p>
          </table:table-cell>
          <table:table-cell office:value-type="float" office:value="3109" table:style-name="ce18">
            <text:p>3,109</text:p>
          </table:table-cell>
          <table:table-cell office:value-type="float" office:value="2661" table:style-name="ce17">
            <text:p>2,661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400867" table:style-name="ce71">
            <text:p>400,867</text:p>
          </table:table-cell>
          <table:table-cell office:value-type="float" office:value="1246924" table:style-name="ce79">
            <text:p>1,246,924</text:p>
          </table:table-cell>
          <table:table-cell office:value-type="float" office:value="632588" table:style-name="ce79">
            <text:p>632,588</text:p>
          </table:table-cell>
          <table:table-cell office:value-type="float" office:value="614336" table:style-name="ce73">
            <text:p>614,3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553" table:style-name="ce52">
            <text:p>78,553</text:p>
          </table:table-cell>
          <table:table-cell office:value-type="float" office:value="226622" table:style-name="ce11">
            <text:p>226,622</text:p>
          </table:table-cell>
          <table:table-cell office:value-type="float" office:value="111297" table:style-name="ce11">
            <text:p>111,297</text:p>
          </table:table-cell>
          <table:table-cell office:value-type="float" office:value="115325" table:style-name="ce10">
            <text:p>115,3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408" table:style-name="ce52">
            <text:p>41,408</text:p>
          </table:table-cell>
          <table:table-cell office:value-type="float" office:value="122143" table:style-name="ce11">
            <text:p>122,143</text:p>
          </table:table-cell>
          <table:table-cell office:value-type="float" office:value="60318" table:style-name="ce11">
            <text:p>60,318</text:p>
          </table:table-cell>
          <table:table-cell office:value-type="float" office:value="61825" table:style-name="ce10">
            <text:p>61,825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512" table:style-name="ce52">
            <text:p>25,512</text:p>
          </table:table-cell>
          <table:table-cell office:value-type="float" office:value="85388" table:style-name="ce11">
            <text:p>85,388</text:p>
          </table:table-cell>
          <table:table-cell office:value-type="float" office:value="43216" table:style-name="ce11">
            <text:p>43,216</text:p>
          </table:table-cell>
          <table:table-cell office:value-type="float" office:value="42172" table:style-name="ce10">
            <text:p>42,1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721" table:style-name="ce52">
            <text:p>27,721</text:p>
          </table:table-cell>
          <table:table-cell office:value-type="float" office:value="88830" table:style-name="ce11">
            <text:p>88,830</text:p>
          </table:table-cell>
          <table:table-cell office:value-type="float" office:value="45054" table:style-name="ce11">
            <text:p>45,054</text:p>
          </table:table-cell>
          <table:table-cell office:value-type="float" office:value="43776" table:style-name="ce10">
            <text:p>43,7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279" table:style-name="ce52">
            <text:p>11,279</text:p>
          </table:table-cell>
          <table:table-cell office:value-type="float" office:value="33201" table:style-name="ce11">
            <text:p>33,201</text:p>
          </table:table-cell>
          <table:table-cell office:value-type="float" office:value="16633" table:style-name="ce11">
            <text:p>16,633</text:p>
          </table:table-cell>
          <table:table-cell office:value-type="float" office:value="16568" table:style-name="ce10">
            <text:p>16,5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901" table:style-name="ce52">
            <text:p>16,901</text:p>
          </table:table-cell>
          <table:table-cell office:value-type="float" office:value="54102" table:style-name="ce11">
            <text:p>54,102</text:p>
          </table:table-cell>
          <table:table-cell office:value-type="float" office:value="27345" table:style-name="ce11">
            <text:p>27,345</text:p>
          </table:table-cell>
          <table:table-cell office:value-type="float" office:value="26757" table:style-name="ce10">
            <text:p>26,7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99" table:style-name="ce52">
            <text:p>13,499</text:p>
          </table:table-cell>
          <table:table-cell office:value-type="float" office:value="39787" table:style-name="ce11">
            <text:p>39,787</text:p>
          </table:table-cell>
          <table:table-cell office:value-type="float" office:value="20367" table:style-name="ce11">
            <text:p>20,367</text:p>
          </table:table-cell>
          <table:table-cell office:value-type="float" office:value="19420" table:style-name="ce10">
            <text:p>19,4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447" table:style-name="ce52">
            <text:p>15,447</text:p>
          </table:table-cell>
          <table:table-cell office:value-type="float" office:value="48693" table:style-name="ce11">
            <text:p>48,693</text:p>
          </table:table-cell>
          <table:table-cell office:value-type="float" office:value="24934" table:style-name="ce11">
            <text:p>24,934</text:p>
          </table:table-cell>
          <table:table-cell office:value-type="float" office:value="23759" table:style-name="ce10">
            <text:p>23,7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600" table:style-name="ce52">
            <text:p>4,600</text:p>
          </table:table-cell>
          <table:table-cell office:value-type="float" office:value="16353" table:style-name="ce11">
            <text:p>16,353</text:p>
          </table:table-cell>
          <table:table-cell office:value-type="float" office:value="8436" table:style-name="ce11">
            <text:p>8,436</text:p>
          </table:table-cell>
          <table:table-cell office:value-type="float" office:value="7917" table:style-name="ce10">
            <text:p>7,9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859" table:style-name="ce52">
            <text:p>10,859</text:p>
          </table:table-cell>
          <table:table-cell office:value-type="float" office:value="37877" table:style-name="ce11">
            <text:p>37,877</text:p>
          </table:table-cell>
          <table:table-cell office:value-type="float" office:value="19086" table:style-name="ce11">
            <text:p>19,086</text:p>
          </table:table-cell>
          <table:table-cell office:value-type="float" office:value="18791" table:style-name="ce10">
            <text:p>18,7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60" table:style-name="ce52">
            <text:p>13,360</text:p>
          </table:table-cell>
          <table:table-cell office:value-type="float" office:value="45502" table:style-name="ce11">
            <text:p>45,502</text:p>
          </table:table-cell>
          <table:table-cell office:value-type="float" office:value="23749" table:style-name="ce11">
            <text:p>23,749</text:p>
          </table:table-cell>
          <table:table-cell office:value-type="float" office:value="21753" table:style-name="ce10">
            <text:p>21,7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250" table:style-name="ce52">
            <text:p>11,250</text:p>
          </table:table-cell>
          <table:table-cell office:value-type="float" office:value="38354" table:style-name="ce11">
            <text:p>38,354</text:p>
          </table:table-cell>
          <table:table-cell office:value-type="float" office:value="19721" table:style-name="ce11">
            <text:p>19,721</text:p>
          </table:table-cell>
          <table:table-cell office:value-type="float" office:value="18633" table:style-name="ce10">
            <text:p>18,6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574" table:style-name="ce52">
            <text:p>14,574</text:p>
          </table:table-cell>
          <table:table-cell office:value-type="float" office:value="44383" table:style-name="ce11">
            <text:p>44,383</text:p>
          </table:table-cell>
          <table:table-cell office:value-type="float" office:value="22714" table:style-name="ce11">
            <text:p>22,714</text:p>
          </table:table-cell>
          <table:table-cell office:value-type="float" office:value="21669" table:style-name="ce10">
            <text:p>21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6" table:style-name="ce52">
            <text:p>6,836</text:p>
          </table:table-cell>
          <table:table-cell office:value-type="float" office:value="22590" table:style-name="ce11">
            <text:p>22,590</text:p>
          </table:table-cell>
          <table:table-cell office:value-type="float" office:value="11884" table:style-name="ce11">
            <text:p>11,884</text:p>
          </table:table-cell>
          <table:table-cell office:value-type="float" office:value="10706" table:style-name="ce10">
            <text:p>10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2200" table:style-name="ce52">
            <text:p>12,200</text:p>
          </table:table-cell>
          <table:table-cell office:value-type="float" office:value="40102" table:style-name="ce11">
            <text:p>40,102</text:p>
          </table:table-cell>
          <table:table-cell office:value-type="float" office:value="20331" table:style-name="ce11">
            <text:p>20,331</text:p>
          </table:table-cell>
          <table:table-cell office:value-type="float" office:value="19771" table:style-name="ce10">
            <text:p>19,7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74" table:style-name="ce52">
            <text:p>9,374</text:p>
          </table:table-cell>
          <table:table-cell office:value-type="float" office:value="31390" table:style-name="ce11">
            <text:p>31,390</text:p>
          </table:table-cell>
          <table:table-cell office:value-type="float" office:value="16460" table:style-name="ce11">
            <text:p>16,460</text:p>
          </table:table-cell>
          <table:table-cell office:value-type="float" office:value="14930" table:style-name="ce10">
            <text:p>14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154" table:style-name="ce52">
            <text:p>11,154</text:p>
          </table:table-cell>
          <table:table-cell office:value-type="float" office:value="33880" table:style-name="ce11">
            <text:p>33,880</text:p>
          </table:table-cell>
          <table:table-cell office:value-type="float" office:value="17403" table:style-name="ce11">
            <text:p>17,403</text:p>
          </table:table-cell>
          <table:table-cell office:value-type="float" office:value="16477" table:style-name="ce10">
            <text:p>16,4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207" table:style-name="ce52">
            <text:p>11,207</text:p>
          </table:table-cell>
          <table:table-cell office:value-type="float" office:value="35640" table:style-name="ce11">
            <text:p>35,640</text:p>
          </table:table-cell>
          <table:table-cell office:value-type="float" office:value="18456" table:style-name="ce11">
            <text:p>18,456</text:p>
          </table:table-cell>
          <table:table-cell office:value-type="float" office:value="17184" table:style-name="ce10">
            <text:p>17,1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380" table:style-name="ce52">
            <text:p>13,380</text:p>
          </table:table-cell>
          <table:table-cell office:value-type="float" office:value="41715" table:style-name="ce11">
            <text:p>41,715</text:p>
          </table:table-cell>
          <table:table-cell office:value-type="float" office:value="21394" table:style-name="ce11">
            <text:p>21,394</text:p>
          </table:table-cell>
          <table:table-cell office:value-type="float" office:value="20321" table:style-name="ce10">
            <text:p>20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3" table:style-name="ce52">
            <text:p>5,313</text:p>
          </table:table-cell>
          <table:table-cell office:value-type="float" office:value="14247" table:style-name="ce11">
            <text:p>14,247</text:p>
          </table:table-cell>
          <table:table-cell office:value-type="float" office:value="7474" table:style-name="ce11">
            <text:p>7,474</text:p>
          </table:table-cell>
          <table:table-cell office:value-type="float" office:value="6773" table:style-name="ce10">
            <text:p>6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56" table:style-name="ce52">
            <text:p>8,256</text:p>
          </table:table-cell>
          <table:table-cell office:value-type="float" office:value="26149" table:style-name="ce11">
            <text:p>26,149</text:p>
          </table:table-cell>
          <table:table-cell office:value-type="float" office:value="13479" table:style-name="ce11">
            <text:p>13,479</text:p>
          </table:table-cell>
          <table:table-cell office:value-type="float" office:value="12670" table:style-name="ce10">
            <text:p>12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208" table:style-name="ce52">
            <text:p>9,208</text:p>
          </table:table-cell>
          <table:table-cell office:value-type="float" office:value="29409" table:style-name="ce11">
            <text:p>29,409</text:p>
          </table:table-cell>
          <table:table-cell office:value-type="float" office:value="15155" table:style-name="ce11">
            <text:p>15,155</text:p>
          </table:table-cell>
          <table:table-cell office:value-type="float" office:value="14254" table:style-name="ce10">
            <text:p>14,2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15" table:style-name="ce52">
            <text:p>10,115</text:p>
          </table:table-cell>
          <table:table-cell office:value-type="float" office:value="31806" table:style-name="ce11">
            <text:p>31,806</text:p>
          </table:table-cell>
          <table:table-cell office:value-type="float" office:value="16808" table:style-name="ce11">
            <text:p>16,808</text:p>
          </table:table-cell>
          <table:table-cell office:value-type="float" office:value="14998" table:style-name="ce10">
            <text:p>14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38" table:style-name="ce52">
            <text:p>5,138</text:p>
          </table:table-cell>
          <table:table-cell office:value-type="float" office:value="15590" table:style-name="ce11">
            <text:p>15,590</text:p>
          </table:table-cell>
          <table:table-cell office:value-type="float" office:value="8402" table:style-name="ce11">
            <text:p>8,402</text:p>
          </table:table-cell>
          <table:table-cell office:value-type="float" office:value="7188" table:style-name="ce10">
            <text:p>7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75" table:style-name="ce52">
            <text:p>4,575</text:p>
          </table:table-cell>
          <table:table-cell office:value-type="float" office:value="14436" table:style-name="ce11">
            <text:p>14,436</text:p>
          </table:table-cell>
          <table:table-cell office:value-type="float" office:value="7531" table:style-name="ce11">
            <text:p>7,531</text:p>
          </table:table-cell>
          <table:table-cell office:value-type="float" office:value="6905" table:style-name="ce10">
            <text:p>6,90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48" table:style-name="ce53">
            <text:p>9,148</text:p>
          </table:table-cell>
          <table:table-cell office:value-type="float" office:value="28735" table:style-name="ce18">
            <text:p>28,735</text:p>
          </table:table-cell>
          <table:table-cell office:value-type="float" office:value="14941" table:style-name="ce18">
            <text:p>14,941</text:p>
          </table:table-cell>
          <table:table-cell office:value-type="float" office:value="13794" table:style-name="ce17">
            <text:p>13,79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672" table:style-name="ce71">
            <text:p>179,672</text:p>
          </table:table-cell>
          <table:table-cell office:value-type="float" office:value="480890" table:style-name="ce79">
            <text:p>480,890</text:p>
          </table:table-cell>
          <table:table-cell office:value-type="float" office:value="245402" table:style-name="ce79">
            <text:p>245,402</text:p>
          </table:table-cell>
          <table:table-cell office:value-type="float" office:value="235488" table:style-name="ce73">
            <text:p>235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681" table:style-name="ce52">
            <text:p>35,681</text:p>
          </table:table-cell>
          <table:table-cell office:value-type="float" office:value="97613" table:style-name="ce11">
            <text:p>97,613</text:p>
          </table:table-cell>
          <table:table-cell office:value-type="float" office:value="48675" table:style-name="ce11">
            <text:p>48,675</text:p>
          </table:table-cell>
          <table:table-cell office:value-type="float" office:value="48938" table:style-name="ce10">
            <text:p>48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74" table:style-name="ce52">
            <text:p>29,074</text:p>
          </table:table-cell>
          <table:table-cell office:value-type="float" office:value="77448" table:style-name="ce11">
            <text:p>77,448</text:p>
          </table:table-cell>
          <table:table-cell office:value-type="float" office:value="38319" table:style-name="ce11">
            <text:p>38,319</text:p>
          </table:table-cell>
          <table:table-cell office:value-type="float" office:value="39129" table:style-name="ce10">
            <text:p>39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367" table:style-name="ce52">
            <text:p>34,367</text:p>
          </table:table-cell>
          <table:table-cell office:value-type="float" office:value="96447" table:style-name="ce11">
            <text:p>96,447</text:p>
          </table:table-cell>
          <table:table-cell office:value-type="float" office:value="48421" table:style-name="ce11">
            <text:p>48,421</text:p>
          </table:table-cell>
          <table:table-cell office:value-type="float" office:value="48026" table:style-name="ce10">
            <text:p>48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77" table:style-name="ce52">
            <text:p>20,277</text:p>
          </table:table-cell>
          <table:table-cell office:value-type="float" office:value="52062" table:style-name="ce11">
            <text:p>52,062</text:p>
          </table:table-cell>
          <table:table-cell office:value-type="float" office:value="26568" table:style-name="ce11">
            <text:p>26,568</text:p>
          </table:table-cell>
          <table:table-cell office:value-type="float" office:value="25494" table:style-name="ce10">
            <text:p>25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8" table:style-name="ce52">
            <text:p>4,218</text:p>
          </table:table-cell>
          <table:table-cell office:value-type="float" office:value="10127" table:style-name="ce11">
            <text:p>10,127</text:p>
          </table:table-cell>
          <table:table-cell office:value-type="float" office:value="5307" table:style-name="ce11">
            <text:p>5,307</text:p>
          </table:table-cell>
          <table:table-cell office:value-type="float" office:value="4820" table:style-name="ce10">
            <text:p>4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03" table:style-name="ce52">
            <text:p>12,603</text:p>
          </table:table-cell>
          <table:table-cell office:value-type="float" office:value="36363" table:style-name="ce11">
            <text:p>36,363</text:p>
          </table:table-cell>
          <table:table-cell office:value-type="float" office:value="19181" table:style-name="ce11">
            <text:p>19,181</text:p>
          </table:table-cell>
          <table:table-cell office:value-type="float" office:value="17182" table:style-name="ce10">
            <text:p>17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87" table:style-name="ce52">
            <text:p>7,887</text:p>
          </table:table-cell>
          <table:table-cell office:value-type="float" office:value="16559" table:style-name="ce11">
            <text:p>16,559</text:p>
          </table:table-cell>
          <table:table-cell office:value-type="float" office:value="8836" table:style-name="ce11">
            <text:p>8,836</text:p>
          </table:table-cell>
          <table:table-cell office:value-type="float" office:value="7723" table:style-name="ce10">
            <text:p>7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53" table:style-name="ce52">
            <text:p>5,553</text:p>
          </table:table-cell>
          <table:table-cell office:value-type="float" office:value="13960" table:style-name="ce11">
            <text:p>13,960</text:p>
          </table:table-cell>
          <table:table-cell office:value-type="float" office:value="7641" table:style-name="ce11">
            <text:p>7,641</text:p>
          </table:table-cell>
          <table:table-cell office:value-type="float" office:value="6319" table:style-name="ce10">
            <text:p>6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693" table:style-name="ce52">
            <text:p>5,693</text:p>
          </table:table-cell>
          <table:table-cell office:value-type="float" office:value="14957" table:style-name="ce11">
            <text:p>14,957</text:p>
          </table:table-cell>
          <table:table-cell office:value-type="float" office:value="7920" table:style-name="ce11">
            <text:p>7,920</text:p>
          </table:table-cell>
          <table:table-cell office:value-type="float" office:value="7037" table:style-name="ce10">
            <text:p>7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36" table:style-name="ce52">
            <text:p>7,136</text:p>
          </table:table-cell>
          <table:table-cell office:value-type="float" office:value="17415" table:style-name="ce11">
            <text:p>17,415</text:p>
          </table:table-cell>
          <table:table-cell office:value-type="float" office:value="9405" table:style-name="ce11">
            <text:p>9,405</text:p>
          </table:table-cell>
          <table:table-cell office:value-type="float" office:value="8010" table:style-name="ce10">
            <text:p>8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43" table:style-name="ce52">
            <text:p>7,043</text:p>
          </table:table-cell>
          <table:table-cell office:value-type="float" office:value="16487" table:style-name="ce11">
            <text:p>16,487</text:p>
          </table:table-cell>
          <table:table-cell office:value-type="float" office:value="8657" table:style-name="ce11">
            <text:p>8,657</text:p>
          </table:table-cell>
          <table:table-cell office:value-type="float" office:value="7830" table:style-name="ce10">
            <text:p>7,8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1" table:style-name="ce52">
            <text:p>5,271</text:p>
          </table:table-cell>
          <table:table-cell office:value-type="float" office:value="15688" table:style-name="ce11">
            <text:p>15,688</text:p>
          </table:table-cell>
          <table:table-cell office:value-type="float" office:value="8376" table:style-name="ce11">
            <text:p>8,376</text:p>
          </table:table-cell>
          <table:table-cell office:value-type="float" office:value="7312" table:style-name="ce10">
            <text:p>7,31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9" table:style-name="ce53">
            <text:p>4,869</text:p>
          </table:table-cell>
          <table:table-cell office:value-type="float" office:value="15764" table:style-name="ce18">
            <text:p>15,764</text:p>
          </table:table-cell>
          <table:table-cell office:value-type="float" office:value="8096" table:style-name="ce18">
            <text:p>8,096</text:p>
          </table:table-cell>
          <table:table-cell office:value-type="float" office:value="7668" table:style-name="ce17">
            <text:p>7,66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940" table:style-name="ce71">
            <text:p>244,940</text:p>
          </table:table-cell>
          <table:table-cell office:value-type="float" office:value="665750" table:style-name="ce79">
            <text:p>665,750</text:p>
          </table:table-cell>
          <table:table-cell office:value-type="float" office:value="343844" table:style-name="ce79">
            <text:p>343,844</text:p>
          </table:table-cell>
          <table:table-cell office:value-type="float" office:value="321906" table:style-name="ce73">
            <text:p>321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961" table:style-name="ce52">
            <text:p>39,961</text:p>
          </table:table-cell>
          <table:table-cell office:value-type="float" office:value="107598" table:style-name="ce11">
            <text:p>107,598</text:p>
          </table:table-cell>
          <table:table-cell office:value-type="float" office:value="53246" table:style-name="ce11">
            <text:p>53,246</text:p>
          </table:table-cell>
          <table:table-cell office:value-type="float" office:value="54352" table:style-name="ce10">
            <text:p>54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304" table:style-name="ce52">
            <text:p>16,304</text:p>
          </table:table-cell>
          <table:table-cell office:value-type="float" office:value="43339" table:style-name="ce11">
            <text:p>43,339</text:p>
          </table:table-cell>
          <table:table-cell office:value-type="float" office:value="21955" table:style-name="ce11">
            <text:p>21,955</text:p>
          </table:table-cell>
          <table:table-cell office:value-type="float" office:value="21384" table:style-name="ce10">
            <text:p>21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306" table:style-name="ce52">
            <text:p>26,306</text:p>
          </table:table-cell>
          <table:table-cell office:value-type="float" office:value="70300" table:style-name="ce11">
            <text:p>70,300</text:p>
          </table:table-cell>
          <table:table-cell office:value-type="float" office:value="35408" table:style-name="ce11">
            <text:p>35,408</text:p>
          </table:table-cell>
          <table:table-cell office:value-type="float" office:value="34892" table:style-name="ce10">
            <text:p>34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35" table:style-name="ce52">
            <text:p>15,135</text:p>
          </table:table-cell>
          <table:table-cell office:value-type="float" office:value="44671" table:style-name="ce11">
            <text:p>44,671</text:p>
          </table:table-cell>
          <table:table-cell office:value-type="float" office:value="22435" table:style-name="ce11">
            <text:p>22,435</text:p>
          </table:table-cell>
          <table:table-cell office:value-type="float" office:value="22236" table:style-name="ce10">
            <text:p>22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611" table:style-name="ce52">
            <text:p>9,611</text:p>
          </table:table-cell>
          <table:table-cell office:value-type="float" office:value="27745" table:style-name="ce11">
            <text:p>27,745</text:p>
          </table:table-cell>
          <table:table-cell office:value-type="float" office:value="14472" table:style-name="ce11">
            <text:p>14,472</text:p>
          </table:table-cell>
          <table:table-cell office:value-type="float" office:value="13273" table:style-name="ce10">
            <text:p>13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98" table:style-name="ce52">
            <text:p>15,998</text:p>
          </table:table-cell>
          <table:table-cell office:value-type="float" office:value="38015" table:style-name="ce11">
            <text:p>38,015</text:p>
          </table:table-cell>
          <table:table-cell office:value-type="float" office:value="19619" table:style-name="ce11">
            <text:p>19,619</text:p>
          </table:table-cell>
          <table:table-cell office:value-type="float" office:value="18396" table:style-name="ce10">
            <text:p>18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76" table:style-name="ce52">
            <text:p>11,376</text:p>
          </table:table-cell>
          <table:table-cell office:value-type="float" office:value="30274" table:style-name="ce11">
            <text:p>30,274</text:p>
          </table:table-cell>
          <table:table-cell office:value-type="float" office:value="15892" table:style-name="ce11">
            <text:p>15,892</text:p>
          </table:table-cell>
          <table:table-cell office:value-type="float" office:value="14382" table:style-name="ce10">
            <text:p>14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65" table:style-name="ce52">
            <text:p>6,665</text:p>
          </table:table-cell>
          <table:table-cell office:value-type="float" office:value="18278" table:style-name="ce11">
            <text:p>18,278</text:p>
          </table:table-cell>
          <table:table-cell office:value-type="float" office:value="9712" table:style-name="ce11">
            <text:p>9,712</text:p>
          </table:table-cell>
          <table:table-cell office:value-type="float" office:value="8566" table:style-name="ce10">
            <text:p>8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41" table:style-name="ce52">
            <text:p>9,441</text:p>
          </table:table-cell>
          <table:table-cell office:value-type="float" office:value="27637" table:style-name="ce11">
            <text:p>27,637</text:p>
          </table:table-cell>
          <table:table-cell office:value-type="float" office:value="14399" table:style-name="ce11">
            <text:p>14,399</text:p>
          </table:table-cell>
          <table:table-cell office:value-type="float" office:value="13238" table:style-name="ce10">
            <text:p>13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56" table:style-name="ce52">
            <text:p>6,056</text:p>
          </table:table-cell>
          <table:table-cell office:value-type="float" office:value="17135" table:style-name="ce11">
            <text:p>17,135</text:p>
          </table:table-cell>
          <table:table-cell office:value-type="float" office:value="8975" table:style-name="ce11">
            <text:p>8,975</text:p>
          </table:table-cell>
          <table:table-cell office:value-type="float" office:value="8160" table:style-name="ce10">
            <text:p>8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7" table:style-name="ce52">
            <text:p>8,947</text:p>
          </table:table-cell>
          <table:table-cell office:value-type="float" office:value="25341" table:style-name="ce11">
            <text:p>25,341</text:p>
          </table:table-cell>
          <table:table-cell office:value-type="float" office:value="13543" table:style-name="ce11">
            <text:p>13,543</text:p>
          </table:table-cell>
          <table:table-cell office:value-type="float" office:value="11798" table:style-name="ce10">
            <text:p>11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47" table:style-name="ce52">
            <text:p>8,647</text:p>
          </table:table-cell>
          <table:table-cell office:value-type="float" office:value="23266" table:style-name="ce11">
            <text:p>23,266</text:p>
          </table:table-cell>
          <table:table-cell office:value-type="float" office:value="12289" table:style-name="ce11">
            <text:p>12,289</text:p>
          </table:table-cell>
          <table:table-cell office:value-type="float" office:value="10977" table:style-name="ce10">
            <text:p>10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411" table:style-name="ce52">
            <text:p>15,411</text:p>
          </table:table-cell>
          <table:table-cell office:value-type="float" office:value="48825" table:style-name="ce11">
            <text:p>48,825</text:p>
          </table:table-cell>
          <table:table-cell office:value-type="float" office:value="24194" table:style-name="ce11">
            <text:p>24,194</text:p>
          </table:table-cell>
          <table:table-cell office:value-type="float" office:value="24631" table:style-name="ce10">
            <text:p>24,6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51" table:style-name="ce52">
            <text:p>5,751</text:p>
          </table:table-cell>
          <table:table-cell office:value-type="float" office:value="13800" table:style-name="ce11">
            <text:p>13,800</text:p>
          </table:table-cell>
          <table:table-cell office:value-type="float" office:value="7641" table:style-name="ce11">
            <text:p>7,641</text:p>
          </table:table-cell>
          <table:table-cell office:value-type="float" office:value="6159" table:style-name="ce10">
            <text:p>6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3" table:style-name="ce52">
            <text:p>4,443</text:p>
          </table:table-cell>
          <table:table-cell office:value-type="float" office:value="12221" table:style-name="ce11">
            <text:p>12,221</text:p>
          </table:table-cell>
          <table:table-cell office:value-type="float" office:value="6549" table:style-name="ce11">
            <text:p>6,549</text:p>
          </table:table-cell>
          <table:table-cell office:value-type="float" office:value="5672" table:style-name="ce10">
            <text:p>5,6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69" table:style-name="ce52">
            <text:p>8,469</text:p>
          </table:table-cell>
          <table:table-cell office:value-type="float" office:value="22322" table:style-name="ce11">
            <text:p>22,322</text:p>
          </table:table-cell>
          <table:table-cell office:value-type="float" office:value="11946" table:style-name="ce11">
            <text:p>11,946</text:p>
          </table:table-cell>
          <table:table-cell office:value-type="float" office:value="10376" table:style-name="ce10">
            <text:p>10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47" table:style-name="ce52">
            <text:p>9,047</text:p>
          </table:table-cell>
          <table:table-cell office:value-type="float" office:value="23908" table:style-name="ce11">
            <text:p>23,908</text:p>
          </table:table-cell>
          <table:table-cell office:value-type="float" office:value="13098" table:style-name="ce11">
            <text:p>13,098</text:p>
          </table:table-cell>
          <table:table-cell office:value-type="float" office:value="10810" table:style-name="ce10">
            <text:p>10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64" table:style-name="ce52">
            <text:p>8,564</text:p>
          </table:table-cell>
          <table:table-cell office:value-type="float" office:value="21779" table:style-name="ce11">
            <text:p>21,779</text:p>
          </table:table-cell>
          <table:table-cell office:value-type="float" office:value="11878" table:style-name="ce11">
            <text:p>11,878</text:p>
          </table:table-cell>
          <table:table-cell office:value-type="float" office:value="9901" table:style-name="ce10">
            <text:p>9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276" table:style-name="ce52">
            <text:p>9,276</text:p>
          </table:table-cell>
          <table:table-cell office:value-type="float" office:value="25816" table:style-name="ce11">
            <text:p>25,816</text:p>
          </table:table-cell>
          <table:table-cell office:value-type="float" office:value="13748" table:style-name="ce11">
            <text:p>13,748</text:p>
          </table:table-cell>
          <table:table-cell office:value-type="float" office:value="12068" table:style-name="ce10">
            <text:p>12,06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32" table:style-name="ce53">
            <text:p>9,532</text:p>
          </table:table-cell>
          <table:table-cell office:value-type="float" office:value="23480" table:style-name="ce18">
            <text:p>23,480</text:p>
          </table:table-cell>
          <table:table-cell office:value-type="float" office:value="12845" table:style-name="ce18">
            <text:p>12,845</text:p>
          </table:table-cell>
          <table:table-cell office:value-type="float" office:value="10635" table:style-name="ce17">
            <text:p>10,63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209" table:style-name="ce71">
            <text:p>185,209</text:p>
          </table:table-cell>
          <table:table-cell office:value-type="float" office:value="489814" table:style-name="ce79">
            <text:p>489,814</text:p>
          </table:table-cell>
          <table:table-cell office:value-type="float" office:value="253868" table:style-name="ce79">
            <text:p>253,868</text:p>
          </table:table-cell>
          <table:table-cell office:value-type="float" office:value="235946" table:style-name="ce73">
            <text:p>235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974" table:style-name="ce52">
            <text:p>13,974</text:p>
          </table:table-cell>
          <table:table-cell office:value-type="float" office:value="38744" table:style-name="ce11">
            <text:p>38,744</text:p>
          </table:table-cell>
          <table:table-cell office:value-type="float" office:value="19661" table:style-name="ce11">
            <text:p>19,661</text:p>
          </table:table-cell>
          <table:table-cell office:value-type="float" office:value="19083" table:style-name="ce10">
            <text:p>19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61" table:style-name="ce52">
            <text:p>15,961</text:p>
          </table:table-cell>
          <table:table-cell office:value-type="float" office:value="40920" table:style-name="ce11">
            <text:p>40,920</text:p>
          </table:table-cell>
          <table:table-cell office:value-type="float" office:value="20606" table:style-name="ce11">
            <text:p>20,606</text:p>
          </table:table-cell>
          <table:table-cell office:value-type="float" office:value="20314" table:style-name="ce10">
            <text:p>20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36" table:style-name="ce52">
            <text:p>9,736</text:p>
          </table:table-cell>
          <table:table-cell office:value-type="float" office:value="25204" table:style-name="ce11">
            <text:p>25,204</text:p>
          </table:table-cell>
          <table:table-cell office:value-type="float" office:value="12818" table:style-name="ce11">
            <text:p>12,818</text:p>
          </table:table-cell>
          <table:table-cell office:value-type="float" office:value="12386" table:style-name="ce10">
            <text:p>12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93" table:style-name="ce52">
            <text:p>11,493</text:p>
          </table:table-cell>
          <table:table-cell office:value-type="float" office:value="29871" table:style-name="ce11">
            <text:p>29,871</text:p>
          </table:table-cell>
          <table:table-cell office:value-type="float" office:value="15151" table:style-name="ce11">
            <text:p>15,151</text:p>
          </table:table-cell>
          <table:table-cell office:value-type="float" office:value="14720" table:style-name="ce10">
            <text:p>14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6056" table:style-name="ce52">
            <text:p>26,056</text:p>
          </table:table-cell>
          <table:table-cell office:value-type="float" office:value="70266" table:style-name="ce11">
            <text:p>70,266</text:p>
          </table:table-cell>
          <table:table-cell office:value-type="float" office:value="35832" table:style-name="ce11">
            <text:p>35,832</text:p>
          </table:table-cell>
          <table:table-cell office:value-type="float" office:value="34434" table:style-name="ce10">
            <text:p>34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41" table:style-name="ce52">
            <text:p>5,241</text:p>
          </table:table-cell>
          <table:table-cell office:value-type="float" office:value="13619" table:style-name="ce11">
            <text:p>13,619</text:p>
          </table:table-cell>
          <table:table-cell office:value-type="float" office:value="7273" table:style-name="ce11">
            <text:p>7,273</text:p>
          </table:table-cell>
          <table:table-cell office:value-type="float" office:value="6346" table:style-name="ce10">
            <text:p>6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55" table:style-name="ce52">
            <text:p>10,855</text:p>
          </table:table-cell>
          <table:table-cell office:value-type="float" office:value="30472" table:style-name="ce11">
            <text:p>30,472</text:p>
          </table:table-cell>
          <table:table-cell office:value-type="float" office:value="16095" table:style-name="ce11">
            <text:p>16,095</text:p>
          </table:table-cell>
          <table:table-cell office:value-type="float" office:value="14377" table:style-name="ce10">
            <text:p>14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666" table:style-name="ce52">
            <text:p>8,666</text:p>
          </table:table-cell>
          <table:table-cell office:value-type="float" office:value="21470" table:style-name="ce11">
            <text:p>21,470</text:p>
          </table:table-cell>
          <table:table-cell office:value-type="float" office:value="11403" table:style-name="ce11">
            <text:p>11,403</text:p>
          </table:table-cell>
          <table:table-cell office:value-type="float" office:value="10067" table:style-name="ce10">
            <text:p>10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26" table:style-name="ce52">
            <text:p>9,026</text:p>
          </table:table-cell>
          <table:table-cell office:value-type="float" office:value="23329" table:style-name="ce11">
            <text:p>23,329</text:p>
          </table:table-cell>
          <table:table-cell office:value-type="float" office:value="12328" table:style-name="ce11">
            <text:p>12,328</text:p>
          </table:table-cell>
          <table:table-cell office:value-type="float" office:value="11001" table:style-name="ce10">
            <text:p>11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41" table:style-name="ce52">
            <text:p>7,141</text:p>
          </table:table-cell>
          <table:table-cell office:value-type="float" office:value="17111" table:style-name="ce11">
            <text:p>17,111</text:p>
          </table:table-cell>
          <table:table-cell office:value-type="float" office:value="8932" table:style-name="ce11">
            <text:p>8,932</text:p>
          </table:table-cell>
          <table:table-cell office:value-type="float" office:value="8179" table:style-name="ce10">
            <text:p>8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62" table:style-name="ce52">
            <text:p>5,762</text:p>
          </table:table-cell>
          <table:table-cell office:value-type="float" office:value="14539" table:style-name="ce11">
            <text:p>14,539</text:p>
          </table:table-cell>
          <table:table-cell office:value-type="float" office:value="7835" table:style-name="ce11">
            <text:p>7,835</text:p>
          </table:table-cell>
          <table:table-cell office:value-type="float" office:value="6704" table:style-name="ce10">
            <text:p>6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645" table:style-name="ce52">
            <text:p>18,645</text:p>
          </table:table-cell>
          <table:table-cell office:value-type="float" office:value="48107" table:style-name="ce11">
            <text:p>48,107</text:p>
          </table:table-cell>
          <table:table-cell office:value-type="float" office:value="24885" table:style-name="ce11">
            <text:p>24,885</text:p>
          </table:table-cell>
          <table:table-cell office:value-type="float" office:value="23222" table:style-name="ce10">
            <text:p>23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7" table:style-name="ce52">
            <text:p>16,157</text:p>
          </table:table-cell>
          <table:table-cell office:value-type="float" office:value="43202" table:style-name="ce11">
            <text:p>43,202</text:p>
          </table:table-cell>
          <table:table-cell office:value-type="float" office:value="22370" table:style-name="ce11">
            <text:p>22,370</text:p>
          </table:table-cell>
          <table:table-cell office:value-type="float" office:value="20832" table:style-name="ce10">
            <text:p>20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3" table:style-name="ce52">
            <text:p>11,713</text:p>
          </table:table-cell>
          <table:table-cell office:value-type="float" office:value="33892" table:style-name="ce11">
            <text:p>33,892</text:p>
          </table:table-cell>
          <table:table-cell office:value-type="float" office:value="18038" table:style-name="ce11">
            <text:p>18,038</text:p>
          </table:table-cell>
          <table:table-cell office:value-type="float" office:value="15854" table:style-name="ce10">
            <text:p>15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30" table:style-name="ce52">
            <text:p>6,730</text:p>
          </table:table-cell>
          <table:table-cell office:value-type="float" office:value="18129" table:style-name="ce11">
            <text:p>18,129</text:p>
          </table:table-cell>
          <table:table-cell office:value-type="float" office:value="9636" table:style-name="ce11">
            <text:p>9,636</text:p>
          </table:table-cell>
          <table:table-cell office:value-type="float" office:value="8493" table:style-name="ce10">
            <text:p>8,4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47" table:style-name="ce52">
            <text:p>4,247</text:p>
          </table:table-cell>
          <table:table-cell office:value-type="float" office:value="11025" table:style-name="ce11">
            <text:p>11,025</text:p>
          </table:table-cell>
          <table:table-cell office:value-type="float" office:value="5913" table:style-name="ce11">
            <text:p>5,913</text:p>
          </table:table-cell>
          <table:table-cell office:value-type="float" office:value="5112" table:style-name="ce10">
            <text:p>5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5" table:style-name="ce52">
            <text:p>1,935</text:p>
          </table:table-cell>
          <table:table-cell office:value-type="float" office:value="4503" table:style-name="ce11">
            <text:p>4,503</text:p>
          </table:table-cell>
          <table:table-cell office:value-type="float" office:value="2275" table:style-name="ce11">
            <text:p>2,275</text:p>
          </table:table-cell>
          <table:table-cell office:value-type="float" office:value="2228" table:style-name="ce10">
            <text:p>2,2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1" table:style-name="ce53">
            <text:p>1,871</text:p>
          </table:table-cell>
          <table:table-cell office:value-type="float" office:value="5411" table:style-name="ce18">
            <text:p>5,411</text:p>
          </table:table-cell>
          <table:table-cell office:value-type="float" office:value="2817" table:style-name="ce18">
            <text:p>2,817</text:p>
          </table:table-cell>
          <table:table-cell office:value-type="float" office:value="2594" table:style-name="ce17">
            <text:p>2,59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4203" table:style-name="ce71">
            <text:p>294,203</text:p>
          </table:table-cell>
          <table:table-cell office:value-type="float" office:value="800138" table:style-name="ce79">
            <text:p>800,138</text:p>
          </table:table-cell>
          <table:table-cell office:value-type="float" office:value="406917" table:style-name="ce79">
            <text:p>406,917</text:p>
          </table:table-cell>
          <table:table-cell office:value-type="float" office:value="393221" table:style-name="ce73">
            <text:p>393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452" table:style-name="ce52">
            <text:p>75,452</text:p>
          </table:table-cell>
          <table:table-cell office:value-type="float" office:value="193872" table:style-name="ce11">
            <text:p>193,872</text:p>
          </table:table-cell>
          <table:table-cell office:value-type="float" office:value="95219" table:style-name="ce11">
            <text:p>95,219</text:p>
          </table:table-cell>
          <table:table-cell office:value-type="float" office:value="98653" table:style-name="ce10">
            <text:p>98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444" table:style-name="ce52">
            <text:p>20,444</text:p>
          </table:table-cell>
          <table:table-cell office:value-type="float" office:value="53125" table:style-name="ce11">
            <text:p>53,125</text:p>
          </table:table-cell>
          <table:table-cell office:value-type="float" office:value="26327" table:style-name="ce11">
            <text:p>26,327</text:p>
          </table:table-cell>
          <table:table-cell office:value-type="float" office:value="26798" table:style-name="ce10">
            <text:p>26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344" table:style-name="ce52">
            <text:p>17,344</text:p>
          </table:table-cell>
          <table:table-cell office:value-type="float" office:value="45981" table:style-name="ce11">
            <text:p>45,981</text:p>
          </table:table-cell>
          <table:table-cell office:value-type="float" office:value="23178" table:style-name="ce11">
            <text:p>23,178</text:p>
          </table:table-cell>
          <table:table-cell office:value-type="float" office:value="22803" table:style-name="ce10">
            <text:p>22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41" table:style-name="ce52">
            <text:p>11,941</text:p>
          </table:table-cell>
          <table:table-cell office:value-type="float" office:value="29870" table:style-name="ce11">
            <text:p>29,870</text:p>
          </table:table-cell>
          <table:table-cell office:value-type="float" office:value="15278" table:style-name="ce11">
            <text:p>15,278</text:p>
          </table:table-cell>
          <table:table-cell office:value-type="float" office:value="14592" table:style-name="ce10">
            <text:p>14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839" table:style-name="ce52">
            <text:p>15,839</text:p>
          </table:table-cell>
          <table:table-cell office:value-type="float" office:value="49496" table:style-name="ce11">
            <text:p>49,496</text:p>
          </table:table-cell>
          <table:table-cell office:value-type="float" office:value="25649" table:style-name="ce11">
            <text:p>25,649</text:p>
          </table:table-cell>
          <table:table-cell office:value-type="float" office:value="23847" table:style-name="ce10">
            <text:p>23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590" table:style-name="ce52">
            <text:p>10,590</text:p>
          </table:table-cell>
          <table:table-cell office:value-type="float" office:value="29219" table:style-name="ce11">
            <text:p>29,219</text:p>
          </table:table-cell>
          <table:table-cell office:value-type="float" office:value="15118" table:style-name="ce11">
            <text:p>15,118</text:p>
          </table:table-cell>
          <table:table-cell office:value-type="float" office:value="14101" table:style-name="ce10">
            <text:p>14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36" table:style-name="ce52">
            <text:p>3,936</text:p>
          </table:table-cell>
          <table:table-cell office:value-type="float" office:value="10568" table:style-name="ce11">
            <text:p>10,568</text:p>
          </table:table-cell>
          <table:table-cell office:value-type="float" office:value="5430" table:style-name="ce11">
            <text:p>5,430</text:p>
          </table:table-cell>
          <table:table-cell office:value-type="float" office:value="5138" table:style-name="ce10">
            <text:p>5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423" table:style-name="ce52">
            <text:p>7,423</text:p>
          </table:table-cell>
          <table:table-cell office:value-type="float" office:value="21665" table:style-name="ce11">
            <text:p>21,665</text:p>
          </table:table-cell>
          <table:table-cell office:value-type="float" office:value="11111" table:style-name="ce11">
            <text:p>11,111</text:p>
          </table:table-cell>
          <table:table-cell office:value-type="float" office:value="10554" table:style-name="ce10">
            <text:p>10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52" table:style-name="ce52">
            <text:p>8,452</text:p>
          </table:table-cell>
          <table:table-cell office:value-type="float" office:value="25702" table:style-name="ce11">
            <text:p>25,702</text:p>
          </table:table-cell>
          <table:table-cell office:value-type="float" office:value="13027" table:style-name="ce11">
            <text:p>13,027</text:p>
          </table:table-cell>
          <table:table-cell office:value-type="float" office:value="12675" table:style-name="ce10">
            <text:p>12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8013" table:style-name="ce52">
            <text:p>8,013</text:p>
          </table:table-cell>
          <table:table-cell office:value-type="float" office:value="24428" table:style-name="ce11">
            <text:p>24,428</text:p>
          </table:table-cell>
          <table:table-cell office:value-type="float" office:value="12660" table:style-name="ce11">
            <text:p>12,660</text:p>
          </table:table-cell>
          <table:table-cell office:value-type="float" office:value="11768" table:style-name="ce10">
            <text:p>11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40" table:style-name="ce52">
            <text:p>9,140</text:p>
          </table:table-cell>
          <table:table-cell office:value-type="float" office:value="23291" table:style-name="ce11">
            <text:p>23,291</text:p>
          </table:table-cell>
          <table:table-cell office:value-type="float" office:value="12327" table:style-name="ce11">
            <text:p>12,327</text:p>
          </table:table-cell>
          <table:table-cell office:value-type="float" office:value="10964" table:style-name="ce10">
            <text:p>10,9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08" table:style-name="ce52">
            <text:p>6,608</text:p>
          </table:table-cell>
          <table:table-cell office:value-type="float" office:value="19614" table:style-name="ce11">
            <text:p>19,614</text:p>
          </table:table-cell>
          <table:table-cell office:value-type="float" office:value="10210" table:style-name="ce11">
            <text:p>10,210</text:p>
          </table:table-cell>
          <table:table-cell office:value-type="float" office:value="9404" table:style-name="ce10">
            <text:p>9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337" table:style-name="ce52">
            <text:p>19,337</text:p>
          </table:table-cell>
          <table:table-cell office:value-type="float" office:value="52302" table:style-name="ce11">
            <text:p>52,302</text:p>
          </table:table-cell>
          <table:table-cell office:value-type="float" office:value="26865" table:style-name="ce11">
            <text:p>26,865</text:p>
          </table:table-cell>
          <table:table-cell office:value-type="float" office:value="25437" table:style-name="ce10">
            <text:p>25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8" table:style-name="ce52">
            <text:p>5,678</text:p>
          </table:table-cell>
          <table:table-cell office:value-type="float" office:value="16162" table:style-name="ce11">
            <text:p>16,162</text:p>
          </table:table-cell>
          <table:table-cell office:value-type="float" office:value="8606" table:style-name="ce11">
            <text:p>8,606</text:p>
          </table:table-cell>
          <table:table-cell office:value-type="float" office:value="7556" table:style-name="ce10">
            <text:p>7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89" table:style-name="ce52">
            <text:p>3,489</text:p>
          </table:table-cell>
          <table:table-cell office:value-type="float" office:value="9811" table:style-name="ce11">
            <text:p>9,811</text:p>
          </table:table-cell>
          <table:table-cell office:value-type="float" office:value="5187" table:style-name="ce11">
            <text:p>5,187</text:p>
          </table:table-cell>
          <table:table-cell office:value-type="float" office:value="4624" table:style-name="ce10">
            <text:p>4,6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705" table:style-name="ce52">
            <text:p>8,705</text:p>
          </table:table-cell>
          <table:table-cell office:value-type="float" office:value="23085" table:style-name="ce11">
            <text:p>23,085</text:p>
          </table:table-cell>
          <table:table-cell office:value-type="float" office:value="12016" table:style-name="ce11">
            <text:p>12,016</text:p>
          </table:table-cell>
          <table:table-cell office:value-type="float" office:value="11069" table:style-name="ce10">
            <text:p>11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48" table:style-name="ce52">
            <text:p>11,948</text:p>
          </table:table-cell>
          <table:table-cell office:value-type="float" office:value="33127" table:style-name="ce11">
            <text:p>33,127</text:p>
          </table:table-cell>
          <table:table-cell office:value-type="float" office:value="17179" table:style-name="ce11">
            <text:p>17,179</text:p>
          </table:table-cell>
          <table:table-cell office:value-type="float" office:value="15948" table:style-name="ce10">
            <text:p>15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82" table:style-name="ce52">
            <text:p>4,582</text:p>
          </table:table-cell>
          <table:table-cell office:value-type="float" office:value="15077" table:style-name="ce11">
            <text:p>15,077</text:p>
          </table:table-cell>
          <table:table-cell office:value-type="float" office:value="7600" table:style-name="ce11">
            <text:p>7,600</text:p>
          </table:table-cell>
          <table:table-cell office:value-type="float" office:value="7477" table:style-name="ce10">
            <text:p>7,4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23" table:style-name="ce52">
            <text:p>6,623</text:p>
          </table:table-cell>
          <table:table-cell office:value-type="float" office:value="16861" table:style-name="ce11">
            <text:p>16,861</text:p>
          </table:table-cell>
          <table:table-cell office:value-type="float" office:value="8583" table:style-name="ce11">
            <text:p>8,583</text:p>
          </table:table-cell>
          <table:table-cell office:value-type="float" office:value="8278" table:style-name="ce10">
            <text:p>8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809" table:style-name="ce52">
            <text:p>3,809</text:p>
          </table:table-cell>
          <table:table-cell office:value-type="float" office:value="10099" table:style-name="ce11">
            <text:p>10,099</text:p>
          </table:table-cell>
          <table:table-cell office:value-type="float" office:value="5147" table:style-name="ce11">
            <text:p>5,147</text:p>
          </table:table-cell>
          <table:table-cell office:value-type="float" office:value="4952" table:style-name="ce10">
            <text:p>4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56" table:style-name="ce52">
            <text:p>6,956</text:p>
          </table:table-cell>
          <table:table-cell office:value-type="float" office:value="18139" table:style-name="ce11">
            <text:p>18,139</text:p>
          </table:table-cell>
          <table:table-cell office:value-type="float" office:value="9353" table:style-name="ce11">
            <text:p>9,353</text:p>
          </table:table-cell>
          <table:table-cell office:value-type="float" office:value="8786" table:style-name="ce10">
            <text:p>8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808" table:style-name="ce52">
            <text:p>4,808</text:p>
          </table:table-cell>
          <table:table-cell office:value-type="float" office:value="12234" table:style-name="ce11">
            <text:p>12,234</text:p>
          </table:table-cell>
          <table:table-cell office:value-type="float" office:value="6646" table:style-name="ce11">
            <text:p>6,646</text:p>
          </table:table-cell>
          <table:table-cell office:value-type="float" office:value="5588" table:style-name="ce10">
            <text:p>5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51" table:style-name="ce52">
            <text:p>3,551</text:p>
          </table:table-cell>
          <table:table-cell office:value-type="float" office:value="8297" table:style-name="ce11">
            <text:p>8,297</text:p>
          </table:table-cell>
          <table:table-cell office:value-type="float" office:value="4434" table:style-name="ce11">
            <text:p>4,434</text:p>
          </table:table-cell>
          <table:table-cell office:value-type="float" office:value="3863" table:style-name="ce10">
            <text:p>3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40" table:style-name="ce52">
            <text:p>3,040</text:p>
          </table:table-cell>
          <table:table-cell office:value-type="float" office:value="7543" table:style-name="ce11">
            <text:p>7,543</text:p>
          </table:table-cell>
          <table:table-cell office:value-type="float" office:value="4076" table:style-name="ce11">
            <text:p>4,076</text:p>
          </table:table-cell>
          <table:table-cell office:value-type="float" office:value="3467" table:style-name="ce10">
            <text:p>3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29" table:style-name="ce52">
            <text:p>2,029</text:p>
          </table:table-cell>
          <table:table-cell office:value-type="float" office:value="5158" table:style-name="ce11">
            <text:p>5,158</text:p>
          </table:table-cell>
          <table:table-cell office:value-type="float" office:value="2701" table:style-name="ce11">
            <text:p>2,701</text:p>
          </table:table-cell>
          <table:table-cell office:value-type="float" office:value="2457" table:style-name="ce10">
            <text:p>2,4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409" table:style-name="ce52">
            <text:p>2,409</text:p>
          </table:table-cell>
          <table:table-cell office:value-type="float" office:value="7794" table:style-name="ce11">
            <text:p>7,794</text:p>
          </table:table-cell>
          <table:table-cell office:value-type="float" office:value="3920" table:style-name="ce11">
            <text:p>3,920</text:p>
          </table:table-cell>
          <table:table-cell office:value-type="float" office:value="3874" table:style-name="ce10">
            <text:p>3,8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100" table:style-name="ce52">
            <text:p>1,100</text:p>
          </table:table-cell>
          <table:table-cell office:value-type="float" office:value="3330" table:style-name="ce11">
            <text:p>3,330</text:p>
          </table:table-cell>
          <table:table-cell office:value-type="float" office:value="1697" table:style-name="ce11">
            <text:p>1,697</text:p>
          </table:table-cell>
          <table:table-cell office:value-type="float" office:value="1633" table:style-name="ce10">
            <text:p>1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115" table:style-name="ce52">
            <text:p>2,115</text:p>
          </table:table-cell>
          <table:table-cell office:value-type="float" office:value="6809" table:style-name="ce11">
            <text:p>6,809</text:p>
          </table:table-cell>
          <table:table-cell office:value-type="float" office:value="3430" table:style-name="ce11">
            <text:p>3,430</text:p>
          </table:table-cell>
          <table:table-cell office:value-type="float" office:value="3379" table:style-name="ce10">
            <text:p>3,3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42" table:style-name="ce52">
            <text:p>1,442</text:p>
          </table:table-cell>
          <table:table-cell office:value-type="float" office:value="5358" table:style-name="ce11">
            <text:p>5,358</text:p>
          </table:table-cell>
          <table:table-cell office:value-type="float" office:value="2772" table:style-name="ce11">
            <text:p>2,772</text:p>
          </table:table-cell>
          <table:table-cell office:value-type="float" office:value="2586" table:style-name="ce10">
            <text:p>2,5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84" table:style-name="ce52">
            <text:p>2,284</text:p>
          </table:table-cell>
          <table:table-cell office:value-type="float" office:value="7453" table:style-name="ce11">
            <text:p>7,453</text:p>
          </table:table-cell>
          <table:table-cell office:value-type="float" office:value="3735" table:style-name="ce11">
            <text:p>3,735</text:p>
          </table:table-cell>
          <table:table-cell office:value-type="float" office:value="3718" table:style-name="ce10">
            <text:p>3,7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62" table:style-name="ce52">
            <text:p>1,462</text:p>
          </table:table-cell>
          <table:table-cell office:value-type="float" office:value="4901" table:style-name="ce11">
            <text:p>4,901</text:p>
          </table:table-cell>
          <table:table-cell office:value-type="float" office:value="2478" table:style-name="ce11">
            <text:p>2,478</text:p>
          </table:table-cell>
          <table:table-cell office:value-type="float" office:value="2423" table:style-name="ce10">
            <text:p>2,4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20" table:style-name="ce52">
            <text:p>1,620</text:p>
          </table:table-cell>
          <table:table-cell office:value-type="float" office:value="4910" table:style-name="ce11">
            <text:p>4,910</text:p>
          </table:table-cell>
          <table:table-cell office:value-type="float" office:value="2524" table:style-name="ce11">
            <text:p>2,524</text:p>
          </table:table-cell>
          <table:table-cell office:value-type="float" office:value="2386" table:style-name="ce10">
            <text:p>2,38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34" table:style-name="ce53">
            <text:p>2,034</text:p>
          </table:table-cell>
          <table:table-cell office:value-type="float" office:value="4857" table:style-name="ce18">
            <text:p>4,857</text:p>
          </table:table-cell>
          <table:table-cell office:value-type="float" office:value="2434" table:style-name="ce18">
            <text:p>2,434</text:p>
          </table:table-cell>
          <table:table-cell office:value-type="float" office:value="2423" table:style-name="ce17">
            <text:p>2,423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150" table:style-name="ce71">
            <text:p>84,150</text:p>
          </table:table-cell>
          <table:table-cell office:value-type="float" office:value="212891" table:style-name="ce79">
            <text:p>212,891</text:p>
          </table:table-cell>
          <table:table-cell office:value-type="float" office:value="109038" table:style-name="ce79">
            <text:p>109,038</text:p>
          </table:table-cell>
          <table:table-cell office:value-type="float" office:value="103853" table:style-name="ce73">
            <text:p>103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666" table:style-name="ce52">
            <text:p>40,666</text:p>
          </table:table-cell>
          <table:table-cell office:value-type="float" office:value="103286" table:style-name="ce11">
            <text:p>103,286</text:p>
          </table:table-cell>
          <table:table-cell office:value-type="float" office:value="51320" table:style-name="ce11">
            <text:p>51,320</text:p>
          </table:table-cell>
          <table:table-cell office:value-type="float" office:value="51966" table:style-name="ce10">
            <text:p>51,9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3" table:style-name="ce52">
            <text:p>5,343</text:p>
          </table:table-cell>
          <table:table-cell office:value-type="float" office:value="13271" table:style-name="ce11">
            <text:p>13,271</text:p>
          </table:table-cell>
          <table:table-cell office:value-type="float" office:value="6974" table:style-name="ce11">
            <text:p>6,974</text:p>
          </table:table-cell>
          <table:table-cell office:value-type="float" office:value="6297" table:style-name="ce10">
            <text:p>6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2" table:style-name="ce52">
            <text:p>3,202</text:p>
          </table:table-cell>
          <table:table-cell office:value-type="float" office:value="8218" table:style-name="ce11">
            <text:p>8,218</text:p>
          </table:table-cell>
          <table:table-cell office:value-type="float" office:value="4233" table:style-name="ce11">
            <text:p>4,233</text:p>
          </table:table-cell>
          <table:table-cell office:value-type="float" office:value="3985" table:style-name="ce10">
            <text:p>3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75" table:style-name="ce52">
            <text:p>6,875</text:p>
          </table:table-cell>
          <table:table-cell office:value-type="float" office:value="16824" table:style-name="ce11">
            <text:p>16,824</text:p>
          </table:table-cell>
          <table:table-cell office:value-type="float" office:value="8801" table:style-name="ce11">
            <text:p>8,801</text:p>
          </table:table-cell>
          <table:table-cell office:value-type="float" office:value="8023" table:style-name="ce10">
            <text:p>8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85" table:style-name="ce52">
            <text:p>2,485</text:p>
          </table:table-cell>
          <table:table-cell office:value-type="float" office:value="5677" table:style-name="ce11">
            <text:p>5,677</text:p>
          </table:table-cell>
          <table:table-cell office:value-type="float" office:value="2945" table:style-name="ce11">
            <text:p>2,945</text:p>
          </table:table-cell>
          <table:table-cell office:value-type="float" office:value="2732" table:style-name="ce10">
            <text:p>2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19" table:style-name="ce52">
            <text:p>4,819</text:p>
          </table:table-cell>
          <table:table-cell office:value-type="float" office:value="10778" table:style-name="ce11">
            <text:p>10,778</text:p>
          </table:table-cell>
          <table:table-cell office:value-type="float" office:value="5723" table:style-name="ce11">
            <text:p>5,723</text:p>
          </table:table-cell>
          <table:table-cell office:value-type="float" office:value="5055" table:style-name="ce10">
            <text:p>5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685" table:style-name="ce52">
            <text:p>3,685</text:p>
          </table:table-cell>
          <table:table-cell office:value-type="float" office:value="8108" table:style-name="ce11">
            <text:p>8,108</text:p>
          </table:table-cell>
          <table:table-cell office:value-type="float" office:value="4430" table:style-name="ce11">
            <text:p>4,430</text:p>
          </table:table-cell>
          <table:table-cell office:value-type="float" office:value="3678" table:style-name="ce10">
            <text:p>3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00" table:style-name="ce52">
            <text:p>2,900</text:p>
          </table:table-cell>
          <table:table-cell office:value-type="float" office:value="6782" table:style-name="ce11">
            <text:p>6,782</text:p>
          </table:table-cell>
          <table:table-cell office:value-type="float" office:value="3818" table:style-name="ce11">
            <text:p>3,818</text:p>
          </table:table-cell>
          <table:table-cell office:value-type="float" office:value="2964" table:style-name="ce10">
            <text:p>2,9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09" table:style-name="ce52">
            <text:p>3,009</text:p>
          </table:table-cell>
          <table:table-cell office:value-type="float" office:value="7365" table:style-name="ce11">
            <text:p>7,365</text:p>
          </table:table-cell>
          <table:table-cell office:value-type="float" office:value="3875" table:style-name="ce11">
            <text:p>3,875</text:p>
          </table:table-cell>
          <table:table-cell office:value-type="float" office:value="3490" table:style-name="ce10">
            <text:p>3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62" table:style-name="ce52">
            <text:p>3,162</text:p>
          </table:table-cell>
          <table:table-cell office:value-type="float" office:value="8024" table:style-name="ce11">
            <text:p>8,024</text:p>
          </table:table-cell>
          <table:table-cell office:value-type="float" office:value="4128" table:style-name="ce11">
            <text:p>4,128</text:p>
          </table:table-cell>
          <table:table-cell office:value-type="float" office:value="3896" table:style-name="ce10">
            <text:p>3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14" table:style-name="ce52">
            <text:p>1,214</text:p>
          </table:table-cell>
          <table:table-cell office:value-type="float" office:value="4264" table:style-name="ce11">
            <text:p>4,264</text:p>
          </table:table-cell>
          <table:table-cell office:value-type="float" office:value="2289" table:style-name="ce11">
            <text:p>2,289</text:p>
          </table:table-cell>
          <table:table-cell office:value-type="float" office:value="1975" table:style-name="ce10">
            <text:p>1,9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5" table:style-name="ce52">
            <text:p>1,085</text:p>
          </table:table-cell>
          <table:table-cell office:value-type="float" office:value="3642" table:style-name="ce11">
            <text:p>3,642</text:p>
          </table:table-cell>
          <table:table-cell office:value-type="float" office:value="1919" table:style-name="ce11">
            <text:p>1,919</text:p>
          </table:table-cell>
          <table:table-cell office:value-type="float" office:value="1723" table:style-name="ce10">
            <text:p>1,7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7" table:style-name="ce52">
            <text:p>1,097</text:p>
          </table:table-cell>
          <table:table-cell office:value-type="float" office:value="4186" table:style-name="ce11">
            <text:p>4,186</text:p>
          </table:table-cell>
          <table:table-cell office:value-type="float" office:value="2203" table:style-name="ce11">
            <text:p>2,203</text:p>
          </table:table-cell>
          <table:table-cell office:value-type="float" office:value="1983" table:style-name="ce10">
            <text:p>1,9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51" table:style-name="ce52">
            <text:p>1,451</text:p>
          </table:table-cell>
          <table:table-cell office:value-type="float" office:value="3504" table:style-name="ce11">
            <text:p>3,504</text:p>
          </table:table-cell>
          <table:table-cell office:value-type="float" office:value="1893" table:style-name="ce11">
            <text:p>1,893</text:p>
          </table:table-cell>
          <table:table-cell office:value-type="float" office:value="1611" table:style-name="ce10">
            <text:p>1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203" table:style-name="ce52">
            <text:p>1,203</text:p>
          </table:table-cell>
          <table:table-cell office:value-type="float" office:value="3727" table:style-name="ce11">
            <text:p>3,727</text:p>
          </table:table-cell>
          <table:table-cell office:value-type="float" office:value="1875" table:style-name="ce11">
            <text:p>1,875</text:p>
          </table:table-cell>
          <table:table-cell office:value-type="float" office:value="1852" table:style-name="ce10">
            <text:p>1,85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4" table:style-name="ce53">
            <text:p>1,954</text:p>
          </table:table-cell>
          <table:table-cell office:value-type="float" office:value="5235" table:style-name="ce18">
            <text:p>5,235</text:p>
          </table:table-cell>
          <table:table-cell office:value-type="float" office:value="2612" table:style-name="ce18">
            <text:p>2,612</text:p>
          </table:table-cell>
          <table:table-cell office:value-type="float" office:value="2623" table:style-name="ce17">
            <text:p>2,623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866" table:style-name="ce71">
            <text:p>127,866</text:p>
          </table:table-cell>
          <table:table-cell office:value-type="float" office:value="319095" table:style-name="ce79">
            <text:p>319,095</text:p>
          </table:table-cell>
          <table:table-cell office:value-type="float" office:value="161102" table:style-name="ce79">
            <text:p>161,102</text:p>
          </table:table-cell>
          <table:table-cell office:value-type="float" office:value="157993" table:style-name="ce73">
            <text:p>157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38" table:style-name="ce52">
            <text:p>41,538</text:p>
          </table:table-cell>
          <table:table-cell office:value-type="float" office:value="99691" table:style-name="ce11">
            <text:p>99,691</text:p>
          </table:table-cell>
          <table:table-cell office:value-type="float" office:value="47856" table:style-name="ce11">
            <text:p>47,856</text:p>
          </table:table-cell>
          <table:table-cell office:value-type="float" office:value="51835" table:style-name="ce10">
            <text:p>51,8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47" table:style-name="ce52">
            <text:p>4,347</text:p>
          </table:table-cell>
          <table:table-cell office:value-type="float" office:value="10578" table:style-name="ce11">
            <text:p>10,578</text:p>
          </table:table-cell>
          <table:table-cell office:value-type="float" office:value="5464" table:style-name="ce11">
            <text:p>5,464</text:p>
          </table:table-cell>
          <table:table-cell office:value-type="float" office:value="5114" table:style-name="ce10">
            <text:p>5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9" table:style-name="ce52">
            <text:p>8,869</text:p>
          </table:table-cell>
          <table:table-cell office:value-type="float" office:value="22575" table:style-name="ce11">
            <text:p>22,575</text:p>
          </table:table-cell>
          <table:table-cell office:value-type="float" office:value="11914" table:style-name="ce11">
            <text:p>11,914</text:p>
          </table:table-cell>
          <table:table-cell office:value-type="float" office:value="10661" table:style-name="ce10">
            <text:p>10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270" table:style-name="ce52">
            <text:p>8,270</text:p>
          </table:table-cell>
          <table:table-cell office:value-type="float" office:value="20272" table:style-name="ce11">
            <text:p>20,272</text:p>
          </table:table-cell>
          <table:table-cell office:value-type="float" office:value="10335" table:style-name="ce11">
            <text:p>10,335</text:p>
          </table:table-cell>
          <table:table-cell office:value-type="float" office:value="9937" table:style-name="ce10">
            <text:p>9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37" table:style-name="ce52">
            <text:p>33,037</text:p>
          </table:table-cell>
          <table:table-cell office:value-type="float" office:value="82578" table:style-name="ce11">
            <text:p>82,578</text:p>
          </table:table-cell>
          <table:table-cell office:value-type="float" office:value="41195" table:style-name="ce11">
            <text:p>41,195</text:p>
          </table:table-cell>
          <table:table-cell office:value-type="float" office:value="41383" table:style-name="ce10">
            <text:p>41,3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79" table:style-name="ce52">
            <text:p>7,379</text:p>
          </table:table-cell>
          <table:table-cell office:value-type="float" office:value="17209" table:style-name="ce11">
            <text:p>17,209</text:p>
          </table:table-cell>
          <table:table-cell office:value-type="float" office:value="9137" table:style-name="ce11">
            <text:p>9,137</text:p>
          </table:table-cell>
          <table:table-cell office:value-type="float" office:value="8072" table:style-name="ce10">
            <text:p>8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54" table:style-name="ce52">
            <text:p>4,954</text:p>
          </table:table-cell>
          <table:table-cell office:value-type="float" office:value="12067" table:style-name="ce11">
            <text:p>12,067</text:p>
          </table:table-cell>
          <table:table-cell office:value-type="float" office:value="6409" table:style-name="ce11">
            <text:p>6,409</text:p>
          </table:table-cell>
          <table:table-cell office:value-type="float" office:value="5658" table:style-name="ce10">
            <text:p>5,6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5" table:style-name="ce52">
            <text:p>1,685</text:p>
          </table:table-cell>
          <table:table-cell office:value-type="float" office:value="4344" table:style-name="ce11">
            <text:p>4,344</text:p>
          </table:table-cell>
          <table:table-cell office:value-type="float" office:value="2431" table:style-name="ce11">
            <text:p>2,431</text:p>
          </table:table-cell>
          <table:table-cell office:value-type="float" office:value="1913" table:style-name="ce10">
            <text:p>1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77" table:style-name="ce52">
            <text:p>4,777</text:p>
          </table:table-cell>
          <table:table-cell office:value-type="float" office:value="11030" table:style-name="ce11">
            <text:p>11,030</text:p>
          </table:table-cell>
          <table:table-cell office:value-type="float" office:value="5887" table:style-name="ce11">
            <text:p>5,887</text:p>
          </table:table-cell>
          <table:table-cell office:value-type="float" office:value="5143" table:style-name="ce10">
            <text:p>5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5" table:style-name="ce52">
            <text:p>4,055</text:p>
          </table:table-cell>
          <table:table-cell office:value-type="float" office:value="9713" table:style-name="ce11">
            <text:p>9,713</text:p>
          </table:table-cell>
          <table:table-cell office:value-type="float" office:value="5286" table:style-name="ce11">
            <text:p>5,286</text:p>
          </table:table-cell>
          <table:table-cell office:value-type="float" office:value="4427" table:style-name="ce10">
            <text:p>4,4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106" table:style-name="ce52">
            <text:p>5,106</text:p>
          </table:table-cell>
          <table:table-cell office:value-type="float" office:value="16845" table:style-name="ce11">
            <text:p>16,845</text:p>
          </table:table-cell>
          <table:table-cell office:value-type="float" office:value="8644" table:style-name="ce11">
            <text:p>8,644</text:p>
          </table:table-cell>
          <table:table-cell office:value-type="float" office:value="8201" table:style-name="ce10">
            <text:p>8,2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7" table:style-name="ce52">
            <text:p>2,127</text:p>
          </table:table-cell>
          <table:table-cell office:value-type="float" office:value="6159" table:style-name="ce11">
            <text:p>6,159</text:p>
          </table:table-cell>
          <table:table-cell office:value-type="float" office:value="3252" table:style-name="ce11">
            <text:p>3,252</text:p>
          </table:table-cell>
          <table:table-cell office:value-type="float" office:value="2907" table:style-name="ce10">
            <text:p>2,9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22" table:style-name="ce53">
            <text:p>1,722</text:p>
          </table:table-cell>
          <table:table-cell office:value-type="float" office:value="6034" table:style-name="ce18">
            <text:p>6,034</text:p>
          </table:table-cell>
          <table:table-cell office:value-type="float" office:value="3292" table:style-name="ce18">
            <text:p>3,292</text:p>
          </table:table-cell>
          <table:table-cell office:value-type="float" office:value="2742" table:style-name="ce17">
            <text:p>2,74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182" table:style-name="ce71">
            <text:p>42,182</text:p>
          </table:table-cell>
          <table:table-cell office:value-type="float" office:value="106221" table:style-name="ce79">
            <text:p>106,221</text:p>
          </table:table-cell>
          <table:table-cell office:value-type="float" office:value="54564" table:style-name="ce79">
            <text:p>54,564</text:p>
          </table:table-cell>
          <table:table-cell office:value-type="float" office:value="51657" table:style-name="ce73">
            <text:p>51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674" table:style-name="ce52">
            <text:p>25,674</text:p>
          </table:table-cell>
          <table:table-cell office:value-type="float" office:value="62996" table:style-name="ce11">
            <text:p>62,996</text:p>
          </table:table-cell>
          <table:table-cell office:value-type="float" office:value="32005" table:style-name="ce11">
            <text:p>32,005</text:p>
          </table:table-cell>
          <table:table-cell office:value-type="float" office:value="30991" table:style-name="ce10">
            <text:p>30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71" table:style-name="ce52">
            <text:p>6,271</text:p>
          </table:table-cell>
          <table:table-cell office:value-type="float" office:value="15589" table:style-name="ce11">
            <text:p>15,589</text:p>
          </table:table-cell>
          <table:table-cell office:value-type="float" office:value="8231" table:style-name="ce11">
            <text:p>8,231</text:p>
          </table:table-cell>
          <table:table-cell office:value-type="float" office:value="7358" table:style-name="ce10">
            <text:p>7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04" table:style-name="ce52">
            <text:p>3,604</text:p>
          </table:table-cell>
          <table:table-cell office:value-type="float" office:value="9975" table:style-name="ce11">
            <text:p>9,975</text:p>
          </table:table-cell>
          <table:table-cell office:value-type="float" office:value="5115" table:style-name="ce11">
            <text:p>5,115</text:p>
          </table:table-cell>
          <table:table-cell office:value-type="float" office:value="4860" table:style-name="ce10">
            <text:p>4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102" table:style-name="ce52">
            <text:p>3,102</text:p>
          </table:table-cell>
          <table:table-cell office:value-type="float" office:value="8321" table:style-name="ce11">
            <text:p>8,321</text:p>
          </table:table-cell>
          <table:table-cell office:value-type="float" office:value="4291" table:style-name="ce11">
            <text:p>4,291</text:p>
          </table:table-cell>
          <table:table-cell office:value-type="float" office:value="4030" table:style-name="ce10">
            <text:p>4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41" table:style-name="ce52">
            <text:p>2,041</text:p>
          </table:table-cell>
          <table:table-cell office:value-type="float" office:value="5465" table:style-name="ce11">
            <text:p>5,465</text:p>
          </table:table-cell>
          <table:table-cell office:value-type="float" office:value="2944" table:style-name="ce11">
            <text:p>2,944</text:p>
          </table:table-cell>
          <table:table-cell office:value-type="float" office:value="2521" table:style-name="ce10">
            <text:p>2,52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90" table:style-name="ce53">
            <text:p>1,490</text:p>
          </table:table-cell>
          <table:table-cell office:value-type="float" office:value="3875" table:style-name="ce18">
            <text:p>3,875</text:p>
          </table:table-cell>
          <table:table-cell office:value-type="float" office:value="1978" table:style-name="ce18">
            <text:p>1,978</text:p>
          </table:table-cell>
          <table:table-cell office:value-type="float" office:value="1897" table:style-name="ce17">
            <text:p>1,89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7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6364" table:style-name="ce71">
            <text:p>156,364</text:p>
          </table:table-cell>
          <table:table-cell office:value-type="float" office:value="361082" table:style-name="ce79">
            <text:p>361,082</text:p>
          </table:table-cell>
          <table:table-cell office:value-type="float" office:value="179974" table:style-name="ce79">
            <text:p>179,974</text:p>
          </table:table-cell>
          <table:table-cell office:value-type="float" office:value="181108" table:style-name="ce73">
            <text:p>181,10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3147" table:style-name="ce52">
            <text:p>23,147</text:p>
          </table:table-cell>
          <table:table-cell office:value-type="float" office:value="50469" table:style-name="ce11">
            <text:p>50,469</text:p>
          </table:table-cell>
          <table:table-cell office:value-type="float" office:value="25616" table:style-name="ce11">
            <text:p>25,616</text:p>
          </table:table-cell>
          <table:table-cell office:value-type="float" office:value="24853" table:style-name="ce10">
            <text:p>24,85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2093" table:style-name="ce52">
            <text:p>22,093</text:p>
          </table:table-cell>
          <table:table-cell office:value-type="float" office:value="53058" table:style-name="ce11">
            <text:p>53,058</text:p>
          </table:table-cell>
          <table:table-cell office:value-type="float" office:value="26501" table:style-name="ce11">
            <text:p>26,501</text:p>
          </table:table-cell>
          <table:table-cell office:value-type="float" office:value="26557" table:style-name="ce10">
            <text:p>26,55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46" table:style-name="ce52">
            <text:p>16,246</text:p>
          </table:table-cell>
          <table:table-cell office:value-type="float" office:value="38199" table:style-name="ce11">
            <text:p>38,199</text:p>
          </table:table-cell>
          <table:table-cell office:value-type="float" office:value="19058" table:style-name="ce11">
            <text:p>19,058</text:p>
          </table:table-cell>
          <table:table-cell office:value-type="float" office:value="19141" table:style-name="ce10">
            <text:p>19,14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776" table:style-name="ce52">
            <text:p>18,776</text:p>
          </table:table-cell>
          <table:table-cell office:value-type="float" office:value="41212" table:style-name="ce11">
            <text:p>41,212</text:p>
          </table:table-cell>
          <table:table-cell office:value-type="float" office:value="20263" table:style-name="ce11">
            <text:p>20,263</text:p>
          </table:table-cell>
          <table:table-cell office:value-type="float" office:value="20949" table:style-name="ce10">
            <text:p>20,94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157" table:style-name="ce52">
            <text:p>19,157</text:p>
          </table:table-cell>
          <table:table-cell office:value-type="float" office:value="45166" table:style-name="ce11">
            <text:p>45,166</text:p>
          </table:table-cell>
          <table:table-cell office:value-type="float" office:value="22902" table:style-name="ce11">
            <text:p>22,902</text:p>
          </table:table-cell>
          <table:table-cell office:value-type="float" office:value="22264" table:style-name="ce10">
            <text:p>22,26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83" table:style-name="ce52">
            <text:p>34,083</text:p>
          </table:table-cell>
          <table:table-cell office:value-type="float" office:value="80243" table:style-name="ce11">
            <text:p>80,243</text:p>
          </table:table-cell>
          <table:table-cell office:value-type="float" office:value="39719" table:style-name="ce11">
            <text:p>39,719</text:p>
          </table:table-cell>
          <table:table-cell office:value-type="float" office:value="40524" table:style-name="ce10">
            <text:p>40,52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862" table:style-name="ce53">
            <text:p>22,862</text:p>
          </table:table-cell>
          <table:table-cell office:value-type="float" office:value="52735" table:style-name="ce18">
            <text:p>52,735</text:p>
          </table:table-cell>
          <table:table-cell office:value-type="float" office:value="25915" table:style-name="ce18">
            <text:p>25,915</text:p>
          </table:table-cell>
          <table:table-cell office:value-type="float" office:value="26820" table:style-name="ce17">
            <text:p>26,82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816" table:style-name="ce71">
            <text:p>174,816</text:p>
          </table:table-cell>
          <table:table-cell office:value-type="float" office:value="450655" table:style-name="ce79">
            <text:p>450,655</text:p>
          </table:table-cell>
          <table:table-cell office:value-type="float" office:value="222472" table:style-name="ce79">
            <text:p>222,472</text:p>
          </table:table-cell>
          <table:table-cell office:value-type="float" office:value="228183" table:style-name="ce73">
            <text:p>228,1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713" table:style-name="ce52">
            <text:p>85,713</text:p>
          </table:table-cell>
          <table:table-cell office:value-type="float" office:value="220711" table:style-name="ce11">
            <text:p>220,711</text:p>
          </table:table-cell>
          <table:table-cell office:value-type="float" office:value="108813" table:style-name="ce11">
            <text:p>108,813</text:p>
          </table:table-cell>
          <table:table-cell office:value-type="float" office:value="111898" table:style-name="ce10">
            <text:p>111,8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60098" table:style-name="ce52">
            <text:p>60,098</text:p>
          </table:table-cell>
          <table:table-cell office:value-type="float" office:value="151536" table:style-name="ce11">
            <text:p>151,536</text:p>
          </table:table-cell>
          <table:table-cell office:value-type="float" office:value="73905" table:style-name="ce11">
            <text:p>73,905</text:p>
          </table:table-cell>
          <table:table-cell office:value-type="float" office:value="77631" table:style-name="ce10">
            <text:p>77,63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9005" table:style-name="ce53">
            <text:p>29,005</text:p>
          </table:table-cell>
          <table:table-cell office:value-type="float" office:value="78408" table:style-name="ce18">
            <text:p>78,408</text:p>
          </table:table-cell>
          <table:table-cell office:value-type="float" office:value="39754" table:style-name="ce18">
            <text:p>39,754</text:p>
          </table:table-cell>
          <table:table-cell office:value-type="float" office:value="38654" table:style-name="ce17">
            <text:p>38,654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908" table:style-name="ce71">
            <text:p>101,908</text:p>
          </table:table-cell>
          <table:table-cell office:value-type="float" office:value="262659" table:style-name="ce79">
            <text:p>262,659</text:p>
          </table:table-cell>
          <table:table-cell office:value-type="float" office:value="126567" table:style-name="ce79">
            <text:p>126,567</text:p>
          </table:table-cell>
          <table:table-cell office:value-type="float" office:value="136092" table:style-name="ce73">
            <text:p>136,0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37" table:style-name="ce52">
            <text:p>46,137</text:p>
          </table:table-cell>
          <table:table-cell office:value-type="float" office:value="117930" table:style-name="ce11">
            <text:p>117,930</text:p>
          </table:table-cell>
          <table:table-cell office:value-type="float" office:value="56249" table:style-name="ce11">
            <text:p>56,249</text:p>
          </table:table-cell>
          <table:table-cell office:value-type="float" office:value="61681" table:style-name="ce10">
            <text:p>61,68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771" table:style-name="ce53">
            <text:p>55,771</text:p>
          </table:table-cell>
          <table:table-cell office:value-type="float" office:value="144729" table:style-name="ce18">
            <text:p>144,729</text:p>
          </table:table-cell>
          <table:table-cell office:value-type="float" office:value="70318" table:style-name="ce18">
            <text:p>70,318</text:p>
          </table:table-cell>
          <table:table-cell office:value-type="float" office:value="74411" table:style-name="ce17">
            <text:p>74,41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734" table:style-name="ce71">
            <text:p>42,734</text:p>
          </table:table-cell>
          <table:table-cell office:value-type="float" office:value="140229" table:style-name="ce79">
            <text:p>140,229</text:p>
          </table:table-cell>
          <table:table-cell office:value-type="float" office:value="69585" table:style-name="ce79">
            <text:p>69,585</text:p>
          </table:table-cell>
          <table:table-cell office:value-type="float" office:value="70644" table:style-name="ce73">
            <text:p>70,6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25" table:style-name="ce52">
            <text:p>13,225</text:p>
          </table:table-cell>
          <table:table-cell office:value-type="float" office:value="42301" table:style-name="ce11">
            <text:p>42,301</text:p>
          </table:table-cell>
          <table:table-cell office:value-type="float" office:value="20961" table:style-name="ce11">
            <text:p>20,961</text:p>
          </table:table-cell>
          <table:table-cell office:value-type="float" office:value="21340" table:style-name="ce10">
            <text:p>21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631" table:style-name="ce52">
            <text:p>9,631</text:p>
          </table:table-cell>
          <table:table-cell office:value-type="float" office:value="30555" table:style-name="ce11">
            <text:p>30,555</text:p>
          </table:table-cell>
          <table:table-cell office:value-type="float" office:value="15212" table:style-name="ce11">
            <text:p>15,212</text:p>
          </table:table-cell>
          <table:table-cell office:value-type="float" office:value="15343" table:style-name="ce10">
            <text:p>15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55" table:style-name="ce52">
            <text:p>6,555</text:p>
          </table:table-cell>
          <table:table-cell office:value-type="float" office:value="20642" table:style-name="ce11">
            <text:p>20,642</text:p>
          </table:table-cell>
          <table:table-cell office:value-type="float" office:value="10094" table:style-name="ce11">
            <text:p>10,094</text:p>
          </table:table-cell>
          <table:table-cell office:value-type="float" office:value="10548" table:style-name="ce10">
            <text:p>10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936" table:style-name="ce52">
            <text:p>9,936</text:p>
          </table:table-cell>
          <table:table-cell office:value-type="float" office:value="33469" table:style-name="ce11">
            <text:p>33,469</text:p>
          </table:table-cell>
          <table:table-cell office:value-type="float" office:value="16731" table:style-name="ce11">
            <text:p>16,731</text:p>
          </table:table-cell>
          <table:table-cell office:value-type="float" office:value="16738" table:style-name="ce10">
            <text:p>16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55" table:style-name="ce52">
            <text:p>3,255</text:p>
          </table:table-cell>
          <table:table-cell office:value-type="float" office:value="12591" table:style-name="ce11">
            <text:p>12,591</text:p>
          </table:table-cell>
          <table:table-cell office:value-type="float" office:value="6242" table:style-name="ce11">
            <text:p>6,242</text:p>
          </table:table-cell>
          <table:table-cell office:value-type="float" office:value="6349" table:style-name="ce10">
            <text:p>6,34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71" table:style-name="ce18">
            <text:p>671</text:p>
          </table:table-cell>
          <table:table-cell office:value-type="float" office:value="345" table:style-name="ce18">
            <text:p>345</text:p>
          </table:table-cell>
          <table:table-cell office:value-type="float" office:value="326" table:style-name="ce17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601" table:style-name="ce71">
            <text:p>3,601</text:p>
          </table:table-cell>
          <table:table-cell office:value-type="float" office:value="13889" table:style-name="ce79">
            <text:p>13,889</text:p>
          </table:table-cell>
          <table:table-cell office:value-type="float" office:value="8050" table:style-name="ce79">
            <text:p>8,050</text:p>
          </table:table-cell>
          <table:table-cell office:value-type="float" office:value="5839" table:style-name="ce73">
            <text:p>5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35" table:style-name="ce52">
            <text:p>2,035</text:p>
          </table:table-cell>
          <table:table-cell office:value-type="float" office:value="7775" table:style-name="ce11">
            <text:p>7,775</text:p>
          </table:table-cell>
          <table:table-cell office:value-type="float" office:value="4373" table:style-name="ce11">
            <text:p>4,373</text:p>
          </table:table-cell>
          <table:table-cell office:value-type="float" office:value="3402" table:style-name="ce10">
            <text:p>3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76" table:style-name="ce52">
            <text:p>876</text:p>
          </table:table-cell>
          <table:table-cell office:value-type="float" office:value="3146" table:style-name="ce11">
            <text:p>3,146</text:p>
          </table:table-cell>
          <table:table-cell office:value-type="float" office:value="1834" table:style-name="ce11">
            <text:p>1,834</text:p>
          </table:table-cell>
          <table:table-cell office:value-type="float" office:value="1312" table:style-name="ce10">
            <text:p>1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33" table:style-name="ce52">
            <text:p>333</text:p>
          </table:table-cell>
          <table:table-cell office:value-type="float" office:value="1470" table:style-name="ce11">
            <text:p>1,470</text:p>
          </table:table-cell>
          <table:table-cell office:value-type="float" office:value="922" table:style-name="ce11">
            <text:p>922</text:p>
          </table:table-cell>
          <table:table-cell office:value-type="float" office:value="548" table:style-name="ce10">
            <text:p>54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7" table:style-name="ce53">
            <text:p>357</text:p>
          </table:table-cell>
          <table:table-cell office:value-type="float" office:value="1498" table:style-name="ce18">
            <text:p>1,498</text:p>
          </table:table-cell>
          <table:table-cell office:value-type="float" office:value="921" table:style-name="ce18">
            <text:p>921</text:p>
          </table:table-cell>
          <table:table-cell office:value-type="float" office:value="577" table:style-name="ce17">
            <text:p>57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user</meta:initial-creator>
    <dc:creator>盧怡婷</dc:creator>
    <meta:creation-date>1998-03-06T04:37:15Z</meta:creation-date>
    <dc:date>2022-08-02T06:38:00Z</dc:date>
    <meta:print-date>2020-06-02T06:30:47Z</meta:print-date>
  </office:meta>
</office:document-meta>
</file>